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64" style:family="table">
      <style:table-properties style:width="9.425in" table:align="margins"/>
    </style:style>
    <style:style style:name="Table64.A" style:family="table-column">
      <style:table-column-properties style:column-width="9.425in" style:rel-column-width="65535*"/>
    </style:style>
    <style:style style:name="Table64.A1" style:family="table-cell">
      <style:table-cell-properties fo:padding="0.0382in" fo:border="0.0007in solid #000000"/>
    </style:style>
    <style:style style:name="Table63" style:family="table">
      <style:table-properties style:width="9.425in" table:align="margins"/>
    </style:style>
    <style:style style:name="Table63.A" style:family="table-column">
      <style:table-column-properties style:column-width="9.425in" style:rel-column-width="65535*"/>
    </style:style>
    <style:style style:name="Table63.A1" style:family="table-cell">
      <style:table-cell-properties fo:padding="0.0382in" fo:border="0.0007in solid #000000"/>
    </style:style>
    <style:style style:name="Table69" style:family="table">
      <style:table-properties style:width="9.425in" table:align="margins"/>
    </style:style>
    <style:style style:name="Table69.A" style:family="table-column">
      <style:table-column-properties style:column-width="9.425in" style:rel-column-width="65535*"/>
    </style:style>
    <style:style style:name="Table69.A1" style:family="table-cell">
      <style:table-cell-properties fo:padding="0.0382in" fo:border="0.0007in solid #000000"/>
    </style:style>
    <style:style style:name="Table70" style:family="table">
      <style:table-properties style:width="9.425in" table:align="margins"/>
    </style:style>
    <style:style style:name="Table70.A" style:family="table-column">
      <style:table-column-properties style:column-width="9.425in" style:rel-column-width="65535*"/>
    </style:style>
    <style:style style:name="Table70.A1" style:family="table-cell">
      <style:table-cell-properties fo:padding="0.0382in" fo:border="0.0007in solid #000000"/>
    </style:style>
    <style:style style:name="Table13" style:family="table">
      <style:table-properties style:width="9.425in" table:align="margins"/>
    </style:style>
    <style:style style:name="Table13.A" style:family="table-column">
      <style:table-column-properties style:column-width="9.425in" style:rel-column-width="65535*"/>
    </style:style>
    <style:style style:name="Table13.A1" style:family="table-cell">
      <style:table-cell-properties fo:padding="0.0382in" fo:border="0.0007in solid #000000"/>
    </style:style>
    <style:style style:name="Table12" style:family="table">
      <style:table-properties style:width="9.425in" table:align="margins"/>
    </style:style>
    <style:style style:name="Table12.A" style:family="table-column">
      <style:table-column-properties style:column-width="9.425in" style:rel-column-width="65535*"/>
    </style:style>
    <style:style style:name="Table12.A1" style:family="table-cell">
      <style:table-cell-properties fo:padding="0.0382in" fo:border="0.0007in solid #000000"/>
    </style:style>
    <style:style style:name="Table11" style:family="table">
      <style:table-properties style:width="9.425in" table:align="margins"/>
    </style:style>
    <style:style style:name="Table11.A" style:family="table-column">
      <style:table-column-properties style:column-width="9.425in" style:rel-column-width="65535*"/>
    </style:style>
    <style:style style:name="Table11.A1" style:family="table-cell">
      <style:table-cell-properties fo:padding="0.0382in" fo:border="0.0007in solid #000000"/>
    </style:style>
    <style:style style:name="Table29" style:family="table">
      <style:table-properties style:width="9.425in" table:align="margins"/>
    </style:style>
    <style:style style:name="Table29.A" style:family="table-column">
      <style:table-column-properties style:column-width="9.425in" style:rel-column-width="65535*"/>
    </style:style>
    <style:style style:name="Table29.A1" style:family="table-cell">
      <style:table-cell-properties fo:padding="0.0382in" fo:border="0.0007in solid #000000"/>
    </style:style>
    <style:style style:name="Table66" style:family="table">
      <style:table-properties style:width="9.425in" table:align="margins"/>
    </style:style>
    <style:style style:name="Table66.A" style:family="table-column">
      <style:table-column-properties style:column-width="9.425in" style:rel-column-width="65535*"/>
    </style:style>
    <style:style style:name="Table66.A1" style:family="table-cell">
      <style:table-cell-properties fo:padding="0.0382in" fo:border="0.0007in solid #000000"/>
    </style:style>
    <style:style style:name="Table65" style:family="table">
      <style:table-properties style:width="9.425in" table:align="margins"/>
    </style:style>
    <style:style style:name="Table65.A" style:family="table-column">
      <style:table-column-properties style:column-width="9.425in" style:rel-column-width="65535*"/>
    </style:style>
    <style:style style:name="Table65.A1" style:family="table-cell">
      <style:table-cell-properties fo:padding="0.0382in" fo:border="0.0007in solid #000000"/>
    </style:style>
    <style:style style:name="Table62" style:family="table">
      <style:table-properties style:width="9.425in" table:align="margins"/>
    </style:style>
    <style:style style:name="Table62.A" style:family="table-column">
      <style:table-column-properties style:column-width="9.425in" style:rel-column-width="65535*"/>
    </style:style>
    <style:style style:name="Table62.A1" style:family="table-cell">
      <style:table-cell-properties fo:padding="0.0382in" fo:border="0.0007in solid #000000"/>
    </style:style>
    <style:style style:name="Table61" style:family="table">
      <style:table-properties style:width="9.425in" table:align="margins"/>
    </style:style>
    <style:style style:name="Table61.A" style:family="table-column">
      <style:table-column-properties style:column-width="9.425in" style:rel-column-width="65535*"/>
    </style:style>
    <style:style style:name="Table61.A1" style:family="table-cell">
      <style:table-cell-properties fo:padding="0.0382in" fo:border="0.0007in solid #000000"/>
    </style:style>
    <style:style style:name="Table60" style:family="table">
      <style:table-properties style:width="9.425in" table:align="margins"/>
    </style:style>
    <style:style style:name="Table60.A" style:family="table-column">
      <style:table-column-properties style:column-width="9.425in" style:rel-column-width="65535*"/>
    </style:style>
    <style:style style:name="Table60.A1" style:family="table-cell">
      <style:table-cell-properties fo:padding="0.0382in" fo:border="0.0007in solid #000000"/>
    </style:style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9.425in" style:rel-column-width="65535*"/>
    </style:style>
    <style:style style:name="Table1.A1" style:family="table-cell">
      <style:table-cell-properties fo:padding="0.0382in" fo:border="0.0007in solid #000000"/>
    </style:style>
    <style:style style:name="Table3" style:family="table">
      <style:table-properties style:width="9.425in" table:align="margins"/>
    </style:style>
    <style:style style:name="Table3.A" style:family="table-column">
      <style:table-column-properties style:column-width="9.425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9.425in" table:align="margins"/>
    </style:style>
    <style:style style:name="Table4.A" style:family="table-column">
      <style:table-column-properties style:column-width="9.425in" style:rel-column-width="65535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9.425in" table:align="margins"/>
    </style:style>
    <style:style style:name="Table5.A" style:family="table-column">
      <style:table-column-properties style:column-width="9.425in" style:rel-column-width="65535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9.425in" table:align="margins"/>
    </style:style>
    <style:style style:name="Table6.A" style:family="table-column">
      <style:table-column-properties style:column-width="9.425in" style:rel-column-width="65535*"/>
    </style:style>
    <style:style style:name="Table6.A1" style:family="table-cell">
      <style:table-cell-properties fo:padding="0.0382in" fo:border="0.0007in solid #000000"/>
    </style:style>
    <style:style style:name="Table7" style:family="table">
      <style:table-properties style:width="9.425in" table:align="margins"/>
    </style:style>
    <style:style style:name="Table7.A" style:family="table-column">
      <style:table-column-properties style:column-width="9.425in" style:rel-column-width="65535*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9.425in" table:align="margins"/>
    </style:style>
    <style:style style:name="Table8.A" style:family="table-column">
      <style:table-column-properties style:column-width="9.425in" style:rel-column-width="65535*"/>
    </style:style>
    <style:style style:name="Table8.A1" style:family="table-cell">
      <style:table-cell-properties fo:padding="0.0382in" fo:border="0.0007in solid #000000"/>
    </style:style>
    <style:style style:name="Table32" style:family="table">
      <style:table-properties style:width="9.425in" table:align="margins"/>
    </style:style>
    <style:style style:name="Table32.A" style:family="table-column">
      <style:table-column-properties style:column-width="9.425in" style:rel-column-width="65535*"/>
    </style:style>
    <style:style style:name="Table32.A1" style:family="table-cell">
      <style:table-cell-properties fo:padding="0.0382in" fo:border="0.0007in solid #000000"/>
    </style:style>
    <style:style style:name="Table30" style:family="table">
      <style:table-properties style:width="9.425in" table:align="margins"/>
    </style:style>
    <style:style style:name="Table30.A" style:family="table-column">
      <style:table-column-properties style:column-width="9.425in" style:rel-column-width="65535*"/>
    </style:style>
    <style:style style:name="Table30.A1" style:family="table-cell">
      <style:table-cell-properties fo:padding="0.0382in" fo:border="0.0007in solid #000000"/>
    </style:style>
    <style:style style:name="Table31" style:family="table">
      <style:table-properties style:width="9.425in" table:align="margins"/>
    </style:style>
    <style:style style:name="Table31.A" style:family="table-column">
      <style:table-column-properties style:column-width="9.425in" style:rel-column-width="65535*"/>
    </style:style>
    <style:style style:name="Table31.A1" style:family="table-cell">
      <style:table-cell-properties fo:padding="0.0382in" fo:border="0.0007in solid #000000"/>
    </style:style>
    <style:style style:name="Table25" style:family="table">
      <style:table-properties style:width="9.425in" table:align="margins"/>
    </style:style>
    <style:style style:name="Table25.A" style:family="table-column">
      <style:table-column-properties style:column-width="9.425in" style:rel-column-width="65535*"/>
    </style:style>
    <style:style style:name="Table25.A1" style:family="table-cell">
      <style:table-cell-properties fo:padding="0.0382in" fo:border="0.0007in solid #000000"/>
    </style:style>
    <style:style style:name="Table23" style:family="table">
      <style:table-properties style:width="9.425in" table:align="margins"/>
    </style:style>
    <style:style style:name="Table23.A" style:family="table-column">
      <style:table-column-properties style:column-width="9.425in" style:rel-column-width="65535*"/>
    </style:style>
    <style:style style:name="Table23.A1" style:family="table-cell">
      <style:table-cell-properties fo:padding="0.0382in" fo:border="0.0007in solid #000000"/>
    </style:style>
    <style:style style:name="Table24" style:family="table">
      <style:table-properties style:width="9.425in" table:align="margins"/>
    </style:style>
    <style:style style:name="Table24.A" style:family="table-column">
      <style:table-column-properties style:column-width="9.425in" style:rel-column-width="65535*"/>
    </style:style>
    <style:style style:name="Table24.A1" style:family="table-cell">
      <style:table-cell-properties fo:padding="0.0382in" fo:border="0.0007in solid #000000"/>
    </style:style>
    <style:style style:name="Table22" style:family="table">
      <style:table-properties style:width="9.425in" table:align="margins"/>
    </style:style>
    <style:style style:name="Table22.A" style:family="table-column">
      <style:table-column-properties style:column-width="9.425in" style:rel-column-width="65535*"/>
    </style:style>
    <style:style style:name="Table22.A1" style:family="table-cell">
      <style:table-cell-properties fo:padding="0.0382in" fo:border="0.0007in solid #000000"/>
    </style:style>
    <style:style style:name="Table21" style:family="table">
      <style:table-properties style:width="9.425in" table:align="margins"/>
    </style:style>
    <style:style style:name="Table21.A" style:family="table-column">
      <style:table-column-properties style:column-width="9.425in" style:rel-column-width="65535*"/>
    </style:style>
    <style:style style:name="Table21.A1" style:family="table-cell">
      <style:table-cell-properties fo:padding="0.0382in" fo:border="0.0007in solid #000000"/>
    </style:style>
    <style:style style:name="Table20" style:family="table">
      <style:table-properties style:width="9.425in" table:align="margins"/>
    </style:style>
    <style:style style:name="Table20.A" style:family="table-column">
      <style:table-column-properties style:column-width="9.425in" style:rel-column-width="65535*"/>
    </style:style>
    <style:style style:name="Table20.A1" style:family="table-cell">
      <style:table-cell-properties fo:padding="0.0382in" fo:border="0.0007in solid #000000"/>
    </style:style>
    <style:style style:name="Table19" style:family="table">
      <style:table-properties style:width="9.425in" table:align="margins"/>
    </style:style>
    <style:style style:name="Table19.A" style:family="table-column">
      <style:table-column-properties style:column-width="9.425in" style:rel-column-width="65535*"/>
    </style:style>
    <style:style style:name="Table19.A1" style:family="table-cell">
      <style:table-cell-properties fo:padding="0.0382in" fo:border="0.0007in solid #000000"/>
    </style:style>
    <style:style style:name="Table18" style:family="table">
      <style:table-properties style:width="9.425in" table:align="margins"/>
    </style:style>
    <style:style style:name="Table18.A" style:family="table-column">
      <style:table-column-properties style:column-width="9.425in" style:rel-column-width="65535*"/>
    </style:style>
    <style:style style:name="Table18.A1" style:family="table-cell">
      <style:table-cell-properties fo:padding="0.0382in" fo:border="0.0007in solid #000000"/>
    </style:style>
    <style:style style:name="Table73" style:family="table">
      <style:table-properties style:width="9.425in" table:align="margins"/>
    </style:style>
    <style:style style:name="Table73.A" style:family="table-column">
      <style:table-column-properties style:column-width="9.425in" style:rel-column-width="65535*"/>
    </style:style>
    <style:style style:name="Table73.A1" style:family="table-cell">
      <style:table-cell-properties fo:padding="0.0382in" fo:border="0.0007in solid #000000"/>
    </style:style>
    <style:style style:name="Table72" style:family="table">
      <style:table-properties style:width="9.425in" table:align="margins"/>
    </style:style>
    <style:style style:name="Table72.A" style:family="table-column">
      <style:table-column-properties style:column-width="9.425in" style:rel-column-width="65535*"/>
    </style:style>
    <style:style style:name="Table72.A1" style:family="table-cell">
      <style:table-cell-properties fo:padding="0.0382in" fo:border="0.0007in solid #000000"/>
    </style:style>
    <style:style style:name="Table54" style:family="table">
      <style:table-properties style:width="9.425in" table:align="margins"/>
    </style:style>
    <style:style style:name="Table54.A" style:family="table-column">
      <style:table-column-properties style:column-width="9.425in" style:rel-column-width="65535*"/>
    </style:style>
    <style:style style:name="Table54.A1" style:family="table-cell">
      <style:table-cell-properties fo:padding="0.0382in" fo:border="0.0007in solid #000000"/>
    </style:style>
    <style:style style:name="Table53" style:family="table">
      <style:table-properties style:width="9.425in" table:align="margins"/>
    </style:style>
    <style:style style:name="Table53.A" style:family="table-column">
      <style:table-column-properties style:column-width="9.425in" style:rel-column-width="65535*"/>
    </style:style>
    <style:style style:name="Table53.A1" style:family="table-cell">
      <style:table-cell-properties fo:padding="0.0382in" fo:border="0.0007in solid #000000"/>
    </style:style>
    <style:style style:name="Table52" style:family="table">
      <style:table-properties style:width="9.425in" table:align="margins"/>
    </style:style>
    <style:style style:name="Table52.A" style:family="table-column">
      <style:table-column-properties style:column-width="9.425in" style:rel-column-width="65535*"/>
    </style:style>
    <style:style style:name="Table52.A1" style:family="table-cell">
      <style:table-cell-properties fo:padding="0.0382in" fo:border="0.0007in solid #000000"/>
    </style:style>
    <style:style style:name="Table51" style:family="table">
      <style:table-properties style:width="9.425in" table:align="margins"/>
    </style:style>
    <style:style style:name="Table51.A" style:family="table-column">
      <style:table-column-properties style:column-width="9.425in" style:rel-column-width="65535*"/>
    </style:style>
    <style:style style:name="Table51.A1" style:family="table-cell">
      <style:table-cell-properties fo:padding="0.0382in" fo:border="0.0007in solid #000000"/>
    </style:style>
    <style:style style:name="Table50" style:family="table">
      <style:table-properties style:width="9.425in" table:align="margins"/>
    </style:style>
    <style:style style:name="Table50.A" style:family="table-column">
      <style:table-column-properties style:column-width="9.425in" style:rel-column-width="65535*"/>
    </style:style>
    <style:style style:name="Table50.A1" style:family="table-cell">
      <style:table-cell-properties fo:padding="0.0382in" fo:border="0.0007in solid #000000"/>
    </style:style>
    <style:style style:name="Table48" style:family="table">
      <style:table-properties style:width="9.425in" table:align="margins"/>
    </style:style>
    <style:style style:name="Table48.A" style:family="table-column">
      <style:table-column-properties style:column-width="9.425in" style:rel-column-width="65535*"/>
    </style:style>
    <style:style style:name="Table48.A1" style:family="table-cell">
      <style:table-cell-properties fo:padding="0.0382in" fo:border="0.0007in solid #000000"/>
    </style:style>
    <style:style style:name="Table49" style:family="table">
      <style:table-properties style:width="9.425in" table:align="margins"/>
    </style:style>
    <style:style style:name="Table49.A" style:family="table-column">
      <style:table-column-properties style:column-width="9.425in" style:rel-column-width="65535*"/>
    </style:style>
    <style:style style:name="Table49.A1" style:family="table-cell">
      <style:table-cell-properties fo:padding="0.0382in" fo:border="0.0007in solid #000000"/>
    </style:style>
    <style:style style:name="Table28" style:family="table">
      <style:table-properties style:width="9.425in" table:align="margins"/>
    </style:style>
    <style:style style:name="Table28.A" style:family="table-column">
      <style:table-column-properties style:column-width="9.425in" style:rel-column-width="65535*"/>
    </style:style>
    <style:style style:name="Table28.A1" style:family="table-cell">
      <style:table-cell-properties fo:padding="0.0382in" fo:border="0.0007in solid #000000"/>
    </style:style>
    <style:style style:name="Table27" style:family="table">
      <style:table-properties style:width="9.425in" table:align="margins"/>
    </style:style>
    <style:style style:name="Table27.A" style:family="table-column">
      <style:table-column-properties style:column-width="9.425in" style:rel-column-width="65535*"/>
    </style:style>
    <style:style style:name="Table27.A1" style:family="table-cell">
      <style:table-cell-properties fo:padding="0.0382in" fo:border="0.0007in solid #000000"/>
    </style:style>
    <style:style style:name="Table26" style:family="table">
      <style:table-properties style:width="9.425in" table:align="margins"/>
    </style:style>
    <style:style style:name="Table26.A" style:family="table-column">
      <style:table-column-properties style:column-width="9.425in" style:rel-column-width="65535*"/>
    </style:style>
    <style:style style:name="Table26.A1" style:family="table-cell">
      <style:table-cell-properties fo:padding="0.0382in" fo:border="0.0007in solid #000000"/>
    </style:style>
    <style:style style:name="Table17" style:family="table">
      <style:table-properties style:width="9.425in" table:align="margins"/>
    </style:style>
    <style:style style:name="Table17.A" style:family="table-column">
      <style:table-column-properties style:column-width="9.425in" style:rel-column-width="65535*"/>
    </style:style>
    <style:style style:name="Table17.A1" style:family="table-cell">
      <style:table-cell-properties fo:padding="0.0382in" fo:border="0.0007in solid #000000"/>
    </style:style>
    <style:style style:name="Table16" style:family="table">
      <style:table-properties style:width="9.425in" table:align="margins"/>
    </style:style>
    <style:style style:name="Table16.A" style:family="table-column">
      <style:table-column-properties style:column-width="9.425in" style:rel-column-width="65535*"/>
    </style:style>
    <style:style style:name="Table16.A1" style:family="table-cell">
      <style:table-cell-properties fo:padding="0.0382in" fo:border="0.0007in solid #000000"/>
    </style:style>
    <style:style style:name="Table15" style:family="table">
      <style:table-properties style:width="9.425in" table:align="margins"/>
    </style:style>
    <style:style style:name="Table15.A" style:family="table-column">
      <style:table-column-properties style:column-width="9.425in" style:rel-column-width="65535*"/>
    </style:style>
    <style:style style:name="Table15.A1" style:family="table-cell">
      <style:table-cell-properties fo:padding="0.0382in" fo:border="0.0007in solid #000000"/>
    </style:style>
    <style:style style:name="Table14" style:family="table">
      <style:table-properties style:width="9.425in" table:align="margins"/>
    </style:style>
    <style:style style:name="Table14.A" style:family="table-column">
      <style:table-column-properties style:column-width="9.425in" style:rel-column-width="65535*"/>
    </style:style>
    <style:style style:name="Table14.A1" style:family="table-cell">
      <style:table-cell-properties fo:padding="0.0382in" fo:border="0.0007in solid #000000"/>
    </style:style>
    <style:style style:name="Table10" style:family="table">
      <style:table-properties style:width="9.425in" table:align="margins"/>
    </style:style>
    <style:style style:name="Table10.A" style:family="table-column">
      <style:table-column-properties style:column-width="9.425in" style:rel-column-width="65535*"/>
    </style:style>
    <style:style style:name="Table10.A1" style:family="table-cell">
      <style:table-cell-properties fo:padding="0.0382in" fo:border="0.0007in solid #000000"/>
    </style:style>
    <style:style style:name="Table9" style:family="table">
      <style:table-properties style:width="9.425in" table:align="margins"/>
    </style:style>
    <style:style style:name="Table9.A" style:family="table-column">
      <style:table-column-properties style:column-width="9.425in" style:rel-column-width="65535*"/>
    </style:style>
    <style:style style:name="Table9.A1" style:family="table-cell">
      <style:table-cell-properties fo:padding="0.0382in" fo:border="0.0007in solid #000000"/>
    </style:style>
    <style:style style:name="Table56" style:family="table">
      <style:table-properties style:width="9.425in" table:align="margins"/>
    </style:style>
    <style:style style:name="Table56.A" style:family="table-column">
      <style:table-column-properties style:column-width="9.425in" style:rel-column-width="65535*"/>
    </style:style>
    <style:style style:name="Table56.A1" style:family="table-cell">
      <style:table-cell-properties fo:padding="0.0382in" fo:border="0.0007in solid #000000"/>
    </style:style>
    <style:style style:name="Table57" style:family="table">
      <style:table-properties style:width="9.425in" table:align="margins"/>
    </style:style>
    <style:style style:name="Table57.A" style:family="table-column">
      <style:table-column-properties style:column-width="9.425in" style:rel-column-width="65535*"/>
    </style:style>
    <style:style style:name="Table57.A1" style:family="table-cell">
      <style:table-cell-properties fo:padding="0.0382in" fo:border="0.0007in solid #000000"/>
    </style:style>
    <style:style style:name="Table58" style:family="table">
      <style:table-properties style:width="9.425in" table:align="margins"/>
    </style:style>
    <style:style style:name="Table58.A" style:family="table-column">
      <style:table-column-properties style:column-width="9.425in" style:rel-column-width="65535*"/>
    </style:style>
    <style:style style:name="Table58.A1" style:family="table-cell">
      <style:table-cell-properties fo:padding="0.0382in" fo:border="0.0007in solid #000000"/>
    </style:style>
    <style:style style:name="Table36" style:family="table">
      <style:table-properties style:width="9.425in" table:align="margins"/>
    </style:style>
    <style:style style:name="Table36.A" style:family="table-column">
      <style:table-column-properties style:column-width="9.425in" style:rel-column-width="65535*"/>
    </style:style>
    <style:style style:name="Table36.A1" style:family="table-cell">
      <style:table-cell-properties fo:padding="0.0382in" fo:border="0.0007in solid #000000"/>
    </style:style>
    <style:style style:name="Table55" style:family="table">
      <style:table-properties style:width="9.425in" table:align="margins"/>
    </style:style>
    <style:style style:name="Table55.A" style:family="table-column">
      <style:table-column-properties style:column-width="9.425in" style:rel-column-width="65535*"/>
    </style:style>
    <style:style style:name="Table55.A1" style:family="table-cell">
      <style:table-cell-properties fo:padding="0.0382in" fo:border="0.0007in solid #000000"/>
    </style:style>
    <style:style style:name="Table35" style:family="table">
      <style:table-properties style:width="9.425in" table:align="margins"/>
    </style:style>
    <style:style style:name="Table35.A" style:family="table-column">
      <style:table-column-properties style:column-width="9.425in" style:rel-column-width="65535*"/>
    </style:style>
    <style:style style:name="Table35.A1" style:family="table-cell">
      <style:table-cell-properties fo:padding="0.0382in" fo:border="0.0007in solid #000000"/>
    </style:style>
    <style:style style:name="Table34" style:family="table">
      <style:table-properties style:width="9.425in" table:align="margins"/>
    </style:style>
    <style:style style:name="Table34.A" style:family="table-column">
      <style:table-column-properties style:column-width="9.425in" style:rel-column-width="65535*"/>
    </style:style>
    <style:style style:name="Table34.A1" style:family="table-cell">
      <style:table-cell-properties fo:padding="0.0382in" fo:border="0.0007in solid #000000"/>
    </style:style>
    <style:style style:name="Table33" style:family="table">
      <style:table-properties style:width="9.425in" table:align="margins"/>
    </style:style>
    <style:style style:name="Table33.A" style:family="table-column">
      <style:table-column-properties style:column-width="9.425in" style:rel-column-width="65535*"/>
    </style:style>
    <style:style style:name="Table33.A1" style:family="table-cell">
      <style:table-cell-properties fo:padding="0.0382in" fo:border="0.0007in solid #000000"/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9.425in" style:rel-column-width="65535*"/>
    </style:style>
    <style:style style:name="Table2.A1" style:family="table-cell">
      <style:table-cell-properties fo:padding="0.0382in" fo:border="0.0007in solid #000000"/>
    </style:style>
    <style:style style:name="Table46" style:family="table">
      <style:table-properties style:width="9.425in" table:align="margins"/>
    </style:style>
    <style:style style:name="Table46.A" style:family="table-column">
      <style:table-column-properties style:column-width="9.425in" style:rel-column-width="65535*"/>
    </style:style>
    <style:style style:name="Table46.A1" style:family="table-cell">
      <style:table-cell-properties fo:padding="0.0382in" fo:border="0.0007in solid #000000"/>
    </style:style>
    <style:style style:name="Table45" style:family="table">
      <style:table-properties style:width="9.425in" table:align="margins"/>
    </style:style>
    <style:style style:name="Table45.A" style:family="table-column">
      <style:table-column-properties style:column-width="9.425in" style:rel-column-width="65535*"/>
    </style:style>
    <style:style style:name="Table45.A1" style:family="table-cell">
      <style:table-cell-properties fo:padding="0.0382in" fo:border="0.0007in solid #000000"/>
    </style:style>
    <style:style style:name="Table40" style:family="table">
      <style:table-properties style:width="9.425in" table:align="margins"/>
    </style:style>
    <style:style style:name="Table40.A" style:family="table-column">
      <style:table-column-properties style:column-width="9.425in" style:rel-column-width="65535*"/>
    </style:style>
    <style:style style:name="Table40.A1" style:family="table-cell">
      <style:table-cell-properties fo:padding="0.0382in" fo:border="0.0007in solid #000000"/>
    </style:style>
    <style:style style:name="Table41" style:family="table">
      <style:table-properties style:width="9.4313in" fo:margin-left="-0.0063in" fo:margin-right="0in" table:align="margins"/>
    </style:style>
    <style:style style:name="Table41.A" style:family="table-column">
      <style:table-column-properties style:column-width="9.4313in" style:rel-column-width="65535*"/>
    </style:style>
    <style:style style:name="Table41.A1" style:family="table-cell">
      <style:table-cell-properties fo:padding="0.0382in" fo:border="0.0007in solid #000000"/>
    </style:style>
    <style:style style:name="Table44" style:family="table">
      <style:table-properties style:width="9.425in" table:align="margins"/>
    </style:style>
    <style:style style:name="Table44.A" style:family="table-column">
      <style:table-column-properties style:column-width="9.425in" style:rel-column-width="65535*"/>
    </style:style>
    <style:style style:name="Table44.A1" style:family="table-cell">
      <style:table-cell-properties fo:padding="0.0382in" fo:border="0.0007in solid #000000"/>
    </style:style>
    <style:style style:name="Table71" style:family="table">
      <style:table-properties style:width="9.425in" table:align="margins"/>
    </style:style>
    <style:style style:name="Table71.A" style:family="table-column">
      <style:table-column-properties style:column-width="9.425in" style:rel-column-width="65535*"/>
    </style:style>
    <style:style style:name="Table71.A1" style:family="table-cell">
      <style:table-cell-properties fo:padding="0.0382in" fo:border="0.0007in solid #000000"/>
    </style:style>
    <style:style style:name="Table68" style:family="table">
      <style:table-properties style:width="9.425in" table:align="margins"/>
    </style:style>
    <style:style style:name="Table68.A" style:family="table-column">
      <style:table-column-properties style:column-width="9.425in" style:rel-column-width="65535*"/>
    </style:style>
    <style:style style:name="Table68.A1" style:family="table-cell">
      <style:table-cell-properties fo:padding="0.0382in" fo:border="0.0007in solid #000000"/>
    </style:style>
    <style:style style:name="Table67" style:family="table">
      <style:table-properties style:width="9.425in" table:align="margins"/>
    </style:style>
    <style:style style:name="Table67.A" style:family="table-column">
      <style:table-column-properties style:column-width="9.425in" style:rel-column-width="65535*"/>
    </style:style>
    <style:style style:name="Table67.A1" style:family="table-cell">
      <style:table-cell-properties fo:padding="0.0382in" fo:border="0.0007in solid #000000"/>
    </style:style>
    <style:style style:name="Table59" style:family="table">
      <style:table-properties style:width="9.425in" table:align="margins"/>
    </style:style>
    <style:style style:name="Table59.A" style:family="table-column">
      <style:table-column-properties style:column-width="9.425in" style:rel-column-width="65535*"/>
    </style:style>
    <style:style style:name="Table59.A1" style:family="table-cell">
      <style:table-cell-properties fo:padding="0.0382in" fo:border="0.0007in solid #000000"/>
    </style:style>
    <style:style style:name="Table42" style:family="table">
      <style:table-properties style:width="9.425in" table:align="margins"/>
    </style:style>
    <style:style style:name="Table42.A" style:family="table-column">
      <style:table-column-properties style:column-width="9.425in" style:rel-column-width="65535*"/>
    </style:style>
    <style:style style:name="Table42.A1" style:family="table-cell">
      <style:table-cell-properties fo:padding="0.0382in" fo:border="0.0007in solid #000000"/>
    </style:style>
    <style:style style:name="Table43" style:family="table">
      <style:table-properties style:width="9.425in" table:align="margins"/>
    </style:style>
    <style:style style:name="Table43.A" style:family="table-column">
      <style:table-column-properties style:column-width="9.425in" style:rel-column-width="65535*"/>
    </style:style>
    <style:style style:name="Table43.A1" style:family="table-cell">
      <style:table-cell-properties fo:padding="0.0382in" fo:border="0.0007in solid #000000"/>
    </style:style>
    <style:style style:name="Table39" style:family="table">
      <style:table-properties style:width="9.425in" table:align="margins"/>
    </style:style>
    <style:style style:name="Table39.A" style:family="table-column">
      <style:table-column-properties style:column-width="9.425in" style:rel-column-width="65535*"/>
    </style:style>
    <style:style style:name="Table39.A1" style:family="table-cell">
      <style:table-cell-properties fo:padding="0.0382in" fo:border="0.0007in solid #000000"/>
    </style:style>
    <style:style style:name="Table37" style:family="table">
      <style:table-properties style:width="9.425in" table:align="margins"/>
    </style:style>
    <style:style style:name="Table37.A" style:family="table-column">
      <style:table-column-properties style:column-width="9.425in" style:rel-column-width="65535*"/>
    </style:style>
    <style:style style:name="Table37.A1" style:family="table-cell">
      <style:table-cell-properties fo:padding="0.0382in" fo:border="0.0007in solid #000000"/>
    </style:style>
    <style:style style:name="Table38" style:family="table">
      <style:table-properties style:width="9.425in" table:align="margins"/>
    </style:style>
    <style:style style:name="Table38.A" style:family="table-column">
      <style:table-column-properties style:column-width="9.425in" style:rel-column-width="65535*"/>
    </style:style>
    <style:style style:name="Table38.A1" style:family="table-cell">
      <style:table-cell-properties fo:padding="0.0382in" fo:border="0.0007in solid #000000"/>
    </style:style>
    <style:style style:name="Table47" style:family="table">
      <style:table-properties style:width="9.425in" table:align="margins"/>
    </style:style>
    <style:style style:name="Table47.A" style:family="table-column">
      <style:table-column-properties style:column-width="9.425in" style:rel-column-width="65535*"/>
    </style:style>
    <style:style style:name="Table47.A1" style:family="table-cell">
      <style:table-cell-properties fo:padding="0.0382in" fo:border="0.0007in solid #000000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color="#ff3333" style:language-asian="zh" style:country-asian="CN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able_20_Contents">
      <style:text-properties fo:font-size="10.5pt" style:font-size-asian="10.5pt" style:font-size-complex="10.5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style:language-asian="zh" style:country-asian="CN"/>
    </style:style>
    <style:style style:name="P7" style:family="paragraph" style:parent-style-name="Standard">
      <style:text-properties style:language-asian="zh" style:country-asian="CN"/>
    </style:style>
    <style:style style:name="P8" style:family="paragraph" style:parent-style-name="Table_20_Contents">
      <style:text-properties style:language-asian="zh" style:country-asian="CN"/>
    </style:style>
    <style:style style:name="P9" style:family="paragraph" style:parent-style-name="Table_20_Contents">
      <style:text-properties fo:font-size="10.5pt" style:font-size-asian="10.5pt" style:font-size-complex="10.5pt"/>
    </style:style>
    <style:style style:name="P10" style:family="paragraph" style:parent-style-name="Heading_20_3">
      <style:text-properties style:language-asian="zh" style:country-asian="CN"/>
    </style:style>
    <style:style style:name="P11" style:family="paragraph" style:parent-style-name="Heading_20_1">
      <style:paragraph-properties fo:text-align="center" style:justify-single-word="false"/>
    </style:style>
    <style:style style:name="T1" style:family="text">
      <style:text-properties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BVMall数据库拆分方案</text:h>
      <text:p text:style-name="P1"/>
      <text:p text:style-name="P6"/>
      <text:p text:style-name="P1"/>
      <text:h text:style-name="Heading_20_3" text:outline-level="3">Base</text:h>
      <text:p text:style-name="P1"/>
      <text:p text:style-name="P6">国家表，用于一些地方选择国家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4">CREATE TABLE `coin_country` (<text:line-break/> <text:s/>`id` int(11) unsigned NOT NULL AUTO_INCREMENT,<text:line-break/> <text:s/>`country_en` varchar(200) NOT NULL DEFAULT '',<text:line-break/> <text:s/>`country_cn` varchar(200) NOT NULL DEFAULT '',<text:line-break/> <text:s/>`code` varchar(20) NOT NULL DEFAULT '',<text:line-break/> <text:s/>`mcode` varchar(10) NOT NULL DEFAULT '' COMMENT '手机区号',<text:line-break/> <text:s/>`number` varchar(10) NOT NULL DEFAULT '000' COMMENT 'ISO code',<text:line-break/> <text:s/>`is_oumeng` tinyint(3) unsigned NOT NULL DEFAULT '0' COMMENT '是否欧盟成员国',<text:line-break/> <text:s/>`is_eaa` tinyint(3) NOT NULL DEFAULT '0' COMMENT '是否欧盟欧洲经济区国家',<text:line-break/> <text:s/>`is_forbidden` tinyint(3) NOT NULL DEFAULT '0' COMMENT '是否禁止',<text:line-break/> <text:s/>`remark_1` varchar(200) NOT NULL DEFAULT '',<text:line-break/> <text:s/>`remark_2` varchar(200) NOT NULL DEFAULT '',<text:line-break/> <text:s/>`remark_3` varchar(200) NOT NULL DEFAULT '',<text:line-break/> <text:s/>PRIMARY KEY (`id`)<text:line-break/>) ENGINE=InnoDB AUTO_INCREMENT=245 DEFAULT CHARSET=utf8 COMMENT='国家记录表';</text:p>
          </table:table-cell>
        </table:table-row>
      </table:table>
      <text:p text:style-name="P6"/>
      <text:p text:style-name="P1"/>
      <text:p text:style-name="P1"/>
      <text:p text:style-name="P6">法币配置表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P4">CREATE TABLE `coin_currency_config` (<text:line-break/> <text:s/>`id` int(11) NOT NULL AUTO_INCREMENT COMMENT '配置id',<text:line-break/> <text:s/>`currency` varchar(30) COLLATE utf8_unicode_ci NOT NULL DEFAULT '' COMMENT '法定货币类型',<text:line-break/> <text:s/>`name` varchar(60) COLLATE utf8_unicode_ci NOT NULL COMMENT '名称',<text:line-break/> <text:s/>`symbol` varchar(10) COLLATE utf8_unicode_ci NOT NULL DEFAULT '' COMMENT '货币符号',<text:line-break/> <text:s/>`tx_min` decimal(20,8) NOT NULL DEFAULT '0.00000000' COMMENT '最小提现金额',<text:line-break/><text:soft-page-break/> <text:s/>`tx_max` decimal(20,8) NOT NULL DEFAULT '0.00000000' COMMENT '最大提现金额',<text:line-break/> <text:s/>`tx_multiple` tinyint(3) NOT NULL DEFAULT '1' COMMENT '提现整数倍',<text:line-break/> <text:s/>`tx_min_fee` decimal(20,8) NOT NULL DEFAULT '0.00000000' COMMENT '最小提现手续费',<text:line-break/> <text:s/>`tx_fee` decimal(20,8) NOT NULL DEFAULT '0.00000000' COMMENT '提现手续费',<text:line-break/> <text:s/>`sort` tinyint(3) NOT NULL DEFAULT '0' COMMENT '排序',<text:line-break/> <text:s/>`status` tinyint(1) NOT NULL DEFAULT '1' COMMENT '状态 1 可用 0 不可用',<text:line-break/> <text:s/>`platform_userid` int(11) NOT NULL DEFAULT '0' COMMENT '平台账户userid',<text:line-break/> <text:s/>`platform_fee_userid` int(11) NOT NULL DEFAULT '0' COMMENT '平台手续费账户userid',<text:line-break/> <text:s/>`day_tx_num` decimal(20,8) DEFAULT '0.00000000' COMMENT '单日提现数量',<text:line-break/> <text:s/>PRIMARY KEY (`id`)<text:line-break/>) ENGINE=InnoDB AUTO_INCREMENT=6 DEFAULT CHARSET=utf8 COLLATE=utf8_unicode_ci;</text:p>
          </table:table-cell>
        </table:table-row>
      </table:table>
      <text:p text:style-name="P6"/>
      <text:p text:style-name="P1"/>
      <text:p text:style-name="P1"/>
      <text:p text:style-name="Table_20_Contents">币种配置表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4">CREATE TABLE `coin_coin` (<text:line-break/> <text:s/>`id` int(11) unsigned NOT NULL AUTO_INCREMENT,<text:line-break/> <text:s/>`name` varchar(50) NOT NULL,<text:line-break/> <text:s/>`type` varchar(50) NOT NULL COMMENT '币种类型： rgb (认购币) qbb(钱包币) cxb(创新币) ',<text:line-break/> <text:s/>`title` varchar(50) NOT NULL,<text:line-break/> <text:s/>`img` varchar(50) NOT NULL,<text:line-break/> <text:s/>`img_ext1` varchar(50) DEFAULT NULL COMMENT '币种扩展图标1',<text:line-break/> <text:s/>`app_img` varchar(50) NOT NULL COMMENT 'app 使用图标',<text:line-break/> <text:s/>`sort` int(11) unsigned DEFAULT '0',<text:line-break/> <text:s/>`fee_bili` varchar(50) NOT NULL,<text:line-break/> <text:s/>`endtime` int(11) unsigned DEFAULT '0',<text:line-break/> <text:s/>`addtime` int(11) unsigned DEFAULT '0',<text:line-break/> <text:s/>`status` int(4) unsigned DEFAULT '0',<text:line-break/> <text:s/>`fee_meitian` varchar(200) NOT NULL COMMENT '每天限制',<text:line-break/> <text:s/>`dj_zj` varchar(200) NOT NULL,<text:line-break/> <text:s/>`dj_dk` varchar(200) NOT NULL,<text:line-break/> <text:s/>`dj_yh` varchar(200) NOT NULL,<text:line-break/> <text:s/>`dj_mm` varchar(200) NOT NULL,<text:line-break/> <text:s/>`zr_zs` varchar(50) NOT NULL,<text:line-break/> <text:s/>`zr_jz` varchar(50) NOT NULL,<text:line-break/> <text:s/>`zr_dz` varchar(50) NOT NULL,<text:line-break/> <text:s/>`zr_sm` varchar(50) DEFAULT '',<text:line-break/><text:soft-page-break/> <text:s/>`zc_sm` varchar(50) DEFAULT '',<text:line-break/> <text:s/>`zc_fee` varchar(50) DEFAULT '',<text:line-break/> <text:s/>`zc_mfee` decimal(20,8) DEFAULT '0.00000000' COMMENT '最低手续费',<text:line-break/> <text:s/>`zc_user` varchar(200) DEFAULT '',<text:line-break/> <text:s/>`zc_min` varchar(50) NOT NULL,<text:line-break/> <text:s/>`zc_min_zn` decimal(20,8) NOT NULL DEFAULT '0.00000100' COMMENT '站内最小转出数量',<text:line-break/> <text:s/>`zc_max` varchar(50) NOT NULL,<text:line-break/> <text:s/>`zc_jz` varchar(50) NOT NULL,<text:line-break/> <text:s/>`zc_zd` decimal(20,8) NOT NULL DEFAULT '0.00000000' COMMENT '单笔自动转出限额',<text:line-break/> <text:s/>`js_yw` varchar(50) NOT NULL,<text:line-break/> <text:s/>`js_sm` text NOT NULL,<text:line-break/> <text:s/>`js_qb` varchar(50) NOT NULL,<text:line-break/> <text:s/>`js_ym` varchar(50) NOT NULL,<text:line-break/> <text:s/>`js_gw` varchar(50) NOT NULL,<text:line-break/> <text:s/>`js_lt` varchar(50) NOT NULL,<text:line-break/> <text:s/>`js_wk` varchar(50) NOT NULL,<text:line-break/> <text:s/>`cs_yf` varchar(50) NOT NULL,<text:line-break/> <text:s/>`cs_sf` varchar(50) NOT NULL,<text:line-break/> <text:s/>`cs_fb` varchar(50) NOT NULL,<text:line-break/> <text:s/>`cs_qk` varchar(50) NOT NULL,<text:line-break/> <text:s/>`cs_zl` varchar(50) NOT NULL,<text:line-break/> <text:s/>`cs_cl` varchar(50) NOT NULL,<text:line-break/> <text:s/>`cs_zm` varchar(50) NOT NULL,<text:line-break/> <text:s/>`cs_nd` varchar(50) NOT NULL,<text:line-break/> <text:s/>`cs_jl` varchar(50) NOT NULL,<text:line-break/> <text:s/>`cs_ts` varchar(50) NOT NULL,<text:line-break/> <text:s/>`cs_bz` varchar(50) NOT NULL,<text:line-break/> <text:s/>`tp_zs` varchar(50) DEFAULT '',<text:line-break/> <text:s/>`tp_js` varchar(50) DEFAULT '',<text:line-break/> <text:s/>`tp_yy` varchar(50) DEFAULT '',<text:line-break/> <text:s/>`tp_qj` varchar(50) DEFAULT '',<text:line-break/> <text:s/>`zc_wtdays` int(4) DEFAULT NULL,<text:line-break/> <text:s/>`zr_tips` varchar(1000) DEFAULT NULL COMMENT '转入提示',<text:line-break/> <text:s/>`auto_zc_day_num` decimal(20,8) DEFAULT '0.00000000' COMMENT '当日自动转出限额',<text:line-break/> <text:s/>`auto_zc_rate` int(11) DEFAULT '100' COMMENT '自动转出盈利率限额',<text:line-break/> <text:s/>`is_split_addr` tinyint(1) DEFAULT '0' COMMENT '是否分离集成地址 <text:s/>0 未分离 <text:s/>1 分离',<text:line-break/> <text:s/>`is_usable_integra` tinyint(1) DEFAULT '1' COMMENT '集成地址是否可用于转账 <text:s/>1 可用 0 不可用',<text:line-break/> <text:s/>PRIMARY KEY (`id`),<text:line-break/> <text:s/>KEY `name` (`name`)<text:line-break/><text:soft-page-break/>) ENGINE=InnoDB AUTO_INCREMENT=120 DEFAULT CHARSET=utf8 ROW_FORMAT=DYNAMIC COMMENT='币种配置表';</text:p>
          </table:table-cell>
        </table:table-row>
      </table:table>
      <text:p text:style-name="Table_20_Contents"/>
      <text:p text:style-name="Table_20_Contents"/>
      <text:p text:style-name="Table_20_Contents">币种扩展表，用于特殊有主链的币种做的额外的配置，本身其实可以根coin_coin表设计合并的，但是是后来增加的，所以单独弄了一个表来处理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4">CREATE TABLE `coin_coin_ext` (<text:line-break/> <text:s/>`id` int(11) NOT NULL AUTO_INCREMENT,<text:line-break/> <text:s/>`coin_id` int(11) NOT NULL COMMENT '币种id',<text:line-break/> <text:s/>`name` varchar(30) DEFAULT NULL COMMENT '币种名称',<text:line-break/> <text:s/>`main_coin` varchar(200) DEFAULT NULL COMMENT '主链对应币种，如usdt 的 eth主链',<text:line-break/> <text:s/>`zc_fee` decimal(20,8) DEFAULT NULL COMMENT '转出手续费%',<text:line-break/> <text:s/>`zc_mfee` decimal(20,8) DEFAULT NULL COMMENT '转账最小手续费',<text:line-break/> <text:s/>`zc_min` decimal(20,8) DEFAULT NULL COMMENT '最小转出量',<text:line-break/> <text:s/>`zc_max` decimal(20,8) DEFAULT NULL COMMENT '最大转出量',<text:line-break/> <text:s/>`zr_jz` tinyint(1) DEFAULT NULL COMMENT '是否开启转入 <text:s/>1：开启 0：关闭',<text:line-break/> <text:s/>`zc_jz` tinyint(1) DEFAULT NULL COMMENT '是否开启转出 <text:s/>1：开启 0：关闭',<text:line-break/> <text:s/>`is_split_addr` tinyint(1) DEFAULT NULL COMMENT '是否是分离地址类型 1： 是 0 ：否',<text:line-break/> <text:s/>`is_usable_integra` tinyint(1) DEFAULT NULL COMMENT '集成地址是否可用 1：可用 0：不可用',<text:line-break/> <text:s/>`update_time` int(11) DEFAULT NULL COMMENT '最后更新时间',<text:line-break/> <text:s/>`status` tinyint(1) DEFAULT NULL COMMENT '状态，1：正常 2：禁用',<text:line-break/> <text:s/>`zr_tips` varchar(600) DEFAULT NULL COMMENT '转入提示',<text:line-break/> <text:s/>`zc_tips` varchar(600) DEFAULT NULL COMMENT '转出提示',<text:line-break/> <text:s/>PRIMARY KEY (`id`)<text:line-break/>) ENGINE=InnoDB AUTO_INCREMENT=2 DEFAULT CHARSET=utf8mb4 COMMENT='扩展币种配置表，绑定主链币种';</text:p>
          </table:table-cell>
        </table:table-row>
      </table:table>
      <text:p text:style-name="Table_20_Contents"/>
      <text:p text:style-name="P3"/>
      <text:p text:style-name="P1"/>
      <text:p text:style-name="P1"/>
      <text:p text:style-name="P1"/>
      <text:p text:style-name="P6">平台vip等级表（vip的作用是减少用户交易手续费）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">CREATE TABLE `coin_vip` (<text:line-break/> <text:s/>`id` int(11) NOT NULL AUTO_INCREMENT,<text:line-break/> <text:s/>`name` varchar(30) COLLATE utf8_unicode_ci NOT NULL COMMENT '等级名称',<text:line-break/> <text:s/>`level` tinyint(2) NOT NULL COMMENT '等级数',<text:line-break/><text:soft-page-break/> <text:s/>`min` int(10) NOT NULL DEFAULT '0' COMMENT '范围最小值',<text:line-break/> <text:s/>`max` int(10) NOT NULL COMMENT '范围最大值，如果为null这表示无上限',<text:line-break/> <text:s/>`discount` decimal(3,2) unsigned NOT NULL DEFAULT '1.00' COMMENT '折扣值 eg:0.8（8折）,0.95（95折）',<text:line-break/> <text:s/>`status` tinyint(1) NOT NULL DEFAULT '1' COMMENT '可用状态 1 ：可用 0 不可用',<text:line-break/> <text:s/>PRIMARY KEY (`id`)<text:line-break/>) ENGINE=InnoDB AUTO_INCREMENT=13 DEFAULT CHARSET=utf8 COLLATE=utf8_unicode_ci;</text:p>
          </table:table-cell>
        </table:table-row>
      </table:table>
      <text:p text:style-name="P6"/>
      <text:p text:style-name="P1"/>
      <text:p text:style-name="P1"/>
      <text:p text:style-name="P1">coin_vip_user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">CREATE TABLE `coin_vip_user` (<text:line-break/> <text:s/>`userid` int(11) NOT NULL COMMENT '用户id',<text:line-break/> <text:s/>`level` tinyint(2) NOT NULL DEFAULT '0' COMMENT 'vip等级',<text:line-break/> <text:s/>`update_time` int(11) NOT NULL DEFAULT '0' COMMENT '最后更新时间',<text:line-break/> <text:s/>PRIMARY KEY (`userid`),<text:line-break/> <text:s/>UNIQUE KEY `userid` (`userid`) USING BTREE<text:line-break/>) ENGINE=InnoDB DEFAULT CHARSET=utf8 COLLATE=utf8_unicode_ci;</text:p>
          </table:table-cell>
        </table:table-row>
      </table:table>
      <text:p text:style-name="P1"/>
      <text:p text:style-name="P1"/>
      <text:p text:style-name="P6">visa卡相关配置表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">CREATE TABLE `coin_visa_config` (<text:line-break/> <text:s/>`id` int(11) NOT NULL AUTO_INCREMENT COMMENT '配置id',<text:line-break/> <text:s/>`name` varchar(20) COLLATE utf8_unicode_ci NOT NULL COMMENT '名称',<text:line-break/> <text:s/>`currency` varchar(30) COLLATE utf8_unicode_ci NOT NULL DEFAULT '' COMMENT '法定货币类型',<text:line-break/> <text:s/>`symbol` varchar(10) COLLATE utf8_unicode_ci NOT NULL DEFAULT '' COMMENT '货币符号',<text:line-break/> <text:s/>`charge` decimal(20,2) NOT NULL DEFAULT '0.00' COMMENT '月服务费',<text:line-break/> <text:s/>`fee` decimal(20,2) NOT NULL DEFAULT '0.00' COMMENT '提现手续费 0.2代表0.2%',<text:line-break/> <text:s/>`open_fee` decimal(20,2) NOT NULL DEFAULT '0.00' COMMENT '开卡手续费',<text:line-break/> <text:s/>`open_fee_coin_img` varchar(100) COLLATE utf8_unicode_ci NOT NULL DEFAULT '' COMMENT '开卡收费币种图标',<text:line-break/> <text:s/>`or_open_fee_coin` varchar(30) COLLATE utf8_unicode_ci NOT NULL DEFAULT '' COMMENT '或开卡收费币种',<text:line-break/> <text:s/>`or_open_fee` decimal(20,2) NOT NULL DEFAULT '0.00' COMMENT '或开卡收费币种费用',<text:line-break/> <text:s/>`or_open_fee_coin_img` varchar(100) COLLATE utf8_unicode_ci NOT NULL DEFAULT '' COMMENT '或开卡收费币种图标',<text:line-break/> <text:s/>`status` tinyint(3) NOT NULL DEFAULT '0' COMMENT '状态：1启用，0禁用',<text:line-break/> <text:s/>PRIMARY KEY (`id`)<text:line-break/>) ENGINE=InnoDB AUTO_INCREMENT=9 DEFAULT CHARSET=utf8 COLLATE=utf8_unicode_ci;</text:p>
          </table:table-cell>
        </table:table-row>
      </table:table>
      <text:p text:style-name="P6"><text:soft-page-break/></text:p>
      <text:p text:style-name="P6">可供用户选择绑定的银行卡类型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4">CREATE TABLE `coin_user_bank_type` (<text:line-break/> <text:s/>`id` int(11) unsigned NOT NULL AUTO_INCREMENT,<text:line-break/> <text:s/>`name` varchar(200) NOT NULL,<text:line-break/> <text:s/>`title` varchar(200) NOT NULL,<text:line-break/> <text:s/>`url` varchar(200) NOT NULL,<text:line-break/> <text:s/>`img` varchar(200) NOT NULL,<text:line-break/> <text:s/>`mytx` varchar(200) NOT NULL,<text:line-break/> <text:s/>`remark` varchar(50) NOT NULL,<text:line-break/> <text:s/>`sort` int(11) unsigned NOT NULL,<text:line-break/> <text:s/>`addtime` int(11) unsigned NOT NULL,<text:line-break/> <text:s/>`endtime` int(11) unsigned NOT NULL,<text:line-break/> <text:s/>`status` int(4) NOT NULL,<text:line-break/> <text:s/>PRIMARY KEY (`id`),<text:line-break/> <text:s/>KEY `status` (`status`),<text:line-break/> <text:s/>KEY `name` (`name`)<text:line-break/>) ENGINE=InnoDB AUTO_INCREMENT=23 DEFAULT CHARSET=utf8 ROW_FORMAT=DYNAMIC COMMENT='常用银行地址';</text:p>
          </table:table-cell>
        </table:table-row>
      </table:table>
      <text:p text:style-name="P6"/>
      <text:p text:style-name="P6"/>
      <text:p text:style-name="P6"/>
      <text:p text:style-name="P1"/>
      <text:p text:style-name="P1"/>
      <text:h text:style-name="Heading_20_3" text:outline-level="3">Admin</text:h>
      <text:p text:style-name="Text_20_body"/>
      <text:p text:style-name="Text_20_body"/>
      <text:p text:style-name="Table_20_Contents">交易所资产情况表，后台财务使用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4">CREATE TABLE `coin_count_fee` (<text:line-break/> <text:s/>`id` int(11) unsigned NOT NULL AUTO_INCREMENT,<text:line-break/> <text:s/>`date` int(11) DEFAULT '0' COMMENT '日期',<text:line-break/> <text:s/>`coinname` varchar(20) DEFAULT '' COMMENT '币',<text:line-break/> <text:s/>`balance` decimal(20,8) unsigned DEFAULT NULL COMMENT '当日存量',<text:line-break/> <text:s/>`coin_zr` decimal(20,8) unsigned DEFAULT NULL COMMENT '当日充入',<text:line-break/> <text:s/>`coin_zc` decimal(20,8) unsigned DEFAULT NULL COMMENT '当日提币',<text:line-break/><text:soft-page-break/> <text:s/>`coin_zc_coin_fee` decimal(20,8) unsigned DEFAULT NULL COMMENT '当日链上手续费',<text:line-break/> <text:s/>`coin_zc_coin_fee_total` decimal(20,8) unsigned DEFAULT NULL COMMENT '链上累计余额',<text:line-break/> <text:s/>`coin_zc_fee` decimal(20,8) unsigned DEFAULT NULL COMMENT '当日提币手续费',<text:line-break/> <text:s/>`coin_zc_fee_total` decimal(20,8) unsigned DEFAULT NULL COMMENT '提币手续费累计余额',<text:line-break/> <text:s/>`trade_fee` decimal(20,8) unsigned DEFAULT NULL COMMENT '交易手续费',<text:line-break/> <text:s/>`trade_fee_total` decimal(20,8) unsigned DEFAULT NULL COMMENT '交易手续费 累计余额',<text:line-break/> <text:s/>`fee_total` decimal(20,8) unsigned DEFAULT NULL COMMENT '手续费合计',<text:line-break/> <text:s/>`coin_price` decimal(20,8) unsigned DEFAULT NULL COMMENT '币价',<text:line-break/> <text:s/>`coin_price_total` decimal(20,8) unsigned DEFAULT NULL COMMENT '总收入',<text:line-break/> <text:s/>`addtime` int(11) unsigned NOT NULL,<text:line-break/> <text:s/>PRIMARY KEY (`id`)<text:line-break/>) ENGINE=InnoDB AUTO_INCREMENT=30 DEFAULT CHARSET=utf8;</text:p>
          </table:table-cell>
        </table:table-row>
      </table:table>
      <text:p text:style-name="Table_20_Contents"/>
      <text:p text:style-name="Text_20_body"/>
      <text:p text:style-name="Text_20_body"/>
      <text:p text:style-name="Table_20_Contents">交易情况表，后台财务使用</text:p>
      <table:table table:name="Table65" table:style-name="Table65">
        <table:table-column table:style-name="Table65.A"/>
        <table:table-row>
          <table:table-cell table:style-name="Table65.A1" office:value-type="string">
            <text:p text:style-name="P4">CREATE TABLE `coin_count_trade` (<text:line-break/> <text:s/>`id` int(11) unsigned NOT NULL AUTO_INCREMENT,<text:line-break/> <text:s/>`date` int(11) NOT NULL DEFAULT '0' COMMENT '日期',<text:line-break/> <text:s/>`coin_a` varchar(20) NOT NULL DEFAULT '' COMMENT 'coin_a',<text:line-break/> <text:s/>`coin_b` varchar(20) NOT NULL DEFAULT '' COMMENT 'coin_b',<text:line-break/> <text:s/>`market` varchar(50) NOT NULL DEFAULT '' COMMENT '市场',<text:line-break/> <text:s/>`price_cny` decimal(20,8) unsigned NOT NULL COMMENT '价格',<text:line-break/> <text:s/>`num` decimal(20,8) unsigned NOT NULL,<text:line-break/> <text:s/>`mum` decimal(20,8) unsigned NOT NULL,<text:line-break/> <text:s/>`fee` decimal(20,8) unsigned NOT NULL,<text:line-break/> <text:s/>`fee_gbp` decimal(20,8) unsigned NOT NULL,<text:line-break/> <text:s/>`amount_cny` decimal(20,8) unsigned NOT NULL,<text:line-break/> <text:s/>`amount_gbp` decimal(20,8) unsigned NOT NULL,<text:line-break/> <text:s/>`addtime` int(11) unsigned NOT NULL,<text:line-break/> <text:s/>PRIMARY KEY (`id`)<text:line-break/>) ENGINE=InnoDB AUTO_INCREMENT=19 DEFAULT CHARSET=utf8;</text:p>
          </table:table-cell>
        </table:table-row>
      </table:table>
      <text:p text:style-name="Table_20_Contents"/>
      <text:p text:style-name="Text_20_body"/>
      <text:p text:style-name="Text_20_body"/>
      <text:p text:style-name="Table_20_Contents"><text:soft-page-break/>创新币申请表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4">CREATE TABLE `coin_cxb_apply` (<text:line-break/> <text:s/>`id` int(11) NOT NULL AUTO_INCREMENT,<text:line-break/> <text:s/>`user_id` int(11) NOT NULL DEFAULT '0' COMMENT '申请发起人id',<text:line-break/> <text:s/>`user_name` varchar(100) NOT NULL DEFAULT '' COMMENT '用户名',<text:line-break/> <text:s/>`email` varchar(255) NOT NULL DEFAULT '' COMMENT '邮箱',<text:line-break/> <text:s/>`token_name` varchar(255) NOT NULL DEFAULT '' COMMENT 'token名称',<text:line-break/> <text:s/>`token_symbol` varchar(255) NOT NULL DEFAULT '' COMMENT 'token标志logo',<text:line-break/> <text:s/>`official_website` varchar(255) NOT NULL DEFAULT '' COMMENT '官方网站地址',<text:line-break/> <text:s/>`white_apper_url` varchar(255) NOT NULL DEFAULT '' COMMENT '白皮书链接',<text:line-break/> <text:s/>`token_standard` varchar(255) NOT NULL DEFAULT '' COMMENT 'token标准',<text:line-break/> <text:s/>`token_addr` varchar(255) NOT NULL DEFAULT '' COMMENT 'token私有链接地址',<text:line-break/> <text:s/>`token_decimal` varchar(2) NOT NULL DEFAULT '' COMMENT 'token小数位数',<text:line-break/> <text:s/>`token_issue_date` varchar(255) NOT NULL DEFAULT '' COMMENT 'token发行日期',<text:line-break/> <text:s/>`token_max_number` varchar(255) NOT NULL DEFAULT '' COMMENT '最大供应数量',<text:line-break/> <text:s/>`token_circulating_number` varchar(255) NOT NULL DEFAULT '' COMMENT '循环数量Provide the number of circulating supply',<text:line-break/> <text:s/>`token_description` text NOT NULL COMMENT 'token项目描述',<text:line-break/> <text:s/>`token_audit_report` varchar(255) NOT NULL DEFAULT '' COMMENT '智能合约安全审计报告文件地址',<text:line-break/> <text:s/>`coinmarketcap_line` varchar(255) NOT NULL DEFAULT '' COMMENT 'coinmarketcap_line',<text:line-break/> <text:s/>`contact_info` text NOT NULL COMMENT '联系信息',<text:line-break/> <text:s/>`token_parameters` varchar(255) NOT NULL DEFAULT '' COMMENT 'eth token 参数',<text:line-break/> <text:s/>`mag` varchar(255) NOT NULL DEFAULT '' COMMENT '返回状态信息',<text:line-break/> <text:s/>`main_line_time` varchar(50) NOT NULL DEFAULT '' COMMENT '主网上线时间',<text:line-break/> <text:s/>`media_group` varchar(255) NOT NULL DEFAULT '' COMMENT '社交媒体和群组',<text:line-break/> <text:s/>`exchanges_online` varchar(255) NOT NULL DEFAULT '' COMMENT '已经上线的交易所',<text:line-break/> <text:s/>`addtime` int(11) NOT NULL DEFAULT '0' COMMENT '申请时间',<text:line-break/> <text:s/>`status` tinyint(1) NOT NULL DEFAULT '0' COMMENT '申请状态 <text:s/>0：申请中 <text:s/>1：成功正在处理，2：发行完成，-1 ：拒绝',<text:line-break/> <text:s/>PRIMARY KEY (`id`)<text:line-break/>) ENGINE=InnoDB AUTO_INCREMENT=3 DEFAULT CHARSET=utf8 COMMENT='创新币申请表';</text:p>
          </table:table-cell>
        </table:table-row>
      </table:table>
      <text:p text:style-name="Table_20_Contents"/>
      <text:p text:style-name="Text_20_body"/>
      <text:p text:style-name="Text_20_body"/>
      <text:p text:style-name="Table_20_Contents">财务记录表（任何一笔资产变更都会在这张表中体现，所以这张表仅次于coin_trade表的量大小），有按天进行数据分离</text:p>
      <table:table table:name="Table61" table:style-name="Table61">
        <table:table-column table:style-name="Table61.A"/>
        <table:table-row>
          <table:table-cell table:style-name="Table61.A1" office:value-type="string">
            <text:p text:style-name="P4">CREATE TABLE `coin_finance` (<text:line-break/><text:soft-page-break/> <text:s/>`id` int(11) unsigned NOT NULL AUTO_INCREMENT COMMENT '自增id',<text:line-break/> <text:s/>`userid` int(11) unsigned NOT NULL COMMENT '用户id',<text:line-break/> <text:s/>`coinname` varchar(50) NOT NULL COMMENT '币种',<text:line-break/> <text:s/>`num_a` decimal(20,8) unsigned NOT NULL COMMENT '之前正常',<text:line-break/> <text:s/>`num_b` decimal(20,8) unsigned NOT NULL COMMENT '之前冻结',<text:line-break/> <text:s/>`num` decimal(20,8) unsigned NOT NULL COMMENT '之前总计',<text:line-break/> <text:s/>`fee` decimal(20,8) NOT NULL DEFAULT '0.00000000' COMMENT '可用变动',<text:line-break/> <text:s/>`fee_b` decimal(20,8) NOT NULL DEFAULT '0.00000000' COMMENT '冻结变动',<text:line-break/> <text:s/>`type` varchar(50) NOT NULL COMMENT '操作类型',<text:line-break/> <text:s/>`name` varchar(50) NOT NULL COMMENT '操作名称',<text:line-break/> <text:s/>`nameid` int(11) NOT NULL COMMENT '操作详细',<text:line-break/> <text:s/>`remark` varchar(50) NOT NULL COMMENT '操作备注',<text:line-break/> <text:s/>`mum_a` decimal(20,8) unsigned NOT NULL COMMENT '剩余正常',<text:line-break/> <text:s/>`mum_b` decimal(20,8) unsigned NOT NULL COMMENT '剩余冻结',<text:line-break/> <text:s/>`mum` decimal(20,8) unsigned NOT NULL COMMENT '剩余总计',<text:line-break/> <text:s/>`move` varchar(50) NOT NULL COMMENT '附加',<text:line-break/> <text:s/>`addtime` int(11) unsigned NOT NULL COMMENT '添加时间',<text:line-break/> <text:s/>`status` tinyint(4) unsigned NOT NULL COMMENT '状态 <text:s/>0 未校验 <text:s/>1 正常 <text:s/>2 异常 <text:s/>3已对账 <text:s/>4：最后一条数据标记(分表)',<text:line-break/> <text:s/>PRIMARY KEY (`id`),<text:line-break/> <text:s/>KEY `userid` (`userid`),<text:line-break/> <text:s/>KEY `coinname` (`coinname`),<text:line-break/> <text:s/>KEY `status` (`status`)<text:line-break/>) ENGINE=InnoDB AUTO_INCREMENT=3475 DEFAULT CHARSET=utf8 COMMENT='财务记录表'</text:p>
          </table:table-cell>
        </table:table-row>
      </table:table>
      <text:p text:style-name="Text_20_body"/>
      <text:p text:style-name="Text_20_body"/>
      <text:p text:style-name="Table_20_Contents">财务操作记录表（后台对某些用户进行资产变更记录）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">CREATE TABLE `coin_finance_tally` (<text:line-break/> <text:s/>`id` int(11) unsigned NOT NULL AUTO_INCREMENT COMMENT '自增id',<text:line-break/> <text:s/>`userid` int(11) unsigned NOT NULL COMMENT '借款用户id',<text:line-break/> <text:s/>`adminid` int(11) unsigned NOT NULL COMMENT '操作管理员id',<text:line-break/> <text:s/>`coin_id` int(11) NOT NULL DEFAULT '0' COMMENT '币种id',<text:line-break/> <text:s/>`coinname` varchar(50) NOT NULL COMMENT '币种名称',<text:line-break/> <text:s/>`amount` decimal(20,8) unsigned NOT NULL COMMENT '借款金额数量',<text:line-break/> <text:s/>`remark` varchar(200) NOT NULL DEFAULT '' COMMENT '备注',<text:line-break/> <text:s/>`ip` varchar(30) NOT NULL DEFAULT '',<text:line-break/><text:soft-page-break/> <text:s/>`addtime` int(11) unsigned NOT NULL COMMENT '添加时间',<text:line-break/> <text:s/>PRIMARY KEY (`id`),<text:line-break/> <text:s/>KEY `userid` (`userid`),<text:line-break/> <text:s/>KEY `coinname` (`coinname`)<text:line-break/>) ENGINE=InnoDB AUTO_INCREMENT=426 DEFAULT CHARSET=utf8 COMMENT='财务操作记录表';</text:p>
          </table:table-cell>
        </table:table-row>
      </table:table>
      <text:p text:style-name="Table_20_Contents"/>
      <text:p text:style-name="Text_20_body"/>
      <text:p text:style-name="Text_20_body"/>
      <text:p text:style-name="Text_20_body"/>
      <text:p text:style-name="P6">后台管理员表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CREATE TABLE `coin_admin` (<text:line-break/> <text:s/>`id` int(11) unsigned NOT NULL AUTO_INCREMENT,<text:line-break/> <text:s/>`email` varchar(200) NOT NULL,<text:line-break/> <text:s/>`username` char(16) NOT NULL,<text:line-break/> <text:s/>`nickname` varchar(50) NOT NULL,<text:line-break/> <text:s/>`moble` varchar(50) NOT NULL,<text:line-break/> <text:s/>`password` char(32) NOT NULL,<text:line-break/> <text:s/>`sort` int(11) unsigned NOT NULL,<text:line-break/> <text:s/>`addtime` int(11) unsigned NOT NULL,<text:line-break/> <text:s/>`last_login_time` int(11) unsigned NOT NULL,<text:line-break/> <text:s/>`last_login_ip` int(11) unsigned NOT NULL,<text:line-break/> <text:s/>`endtime` int(11) unsigned NOT NULL,<text:line-break/> <text:s/>`status` int(4) NOT NULL,<text:line-break/> <text:s/>`is_notice_tx1` tinyint(3) unsigned NOT NULL DEFAULT '0' ,<text:line-break/> <text:s/>`is_notice_tx2` tinyint(3) unsigned NOT NULL DEFAULT '0' ,<text:line-break/> <text:s/>`is_notice_sm` tinyint(3) unsigned NOT NULL DEFAULT '0',<text:line-break/> <text:s/>`is_notice_bs` tinyint(3) NOT NULL DEFAULT '0',<text:line-break/> <text:s/>`is_notice_mycz` tinyint(3) unsigned NOT NULL DEFAULT '0',<text:line-break/> <text:s/>PRIMARY KEY (`id`),<text:line-break/> <text:s/>KEY `status` (`status`),<text:line-break/> <text:s/>KEY `username` (`username`)<text:line-break/>) ENGINE=InnoDB AUTO_INCREMENT=29 DEFAULT CHARSET=utf8 ROW_FORMAT=DYNAMIC COMMENT='管理员表';</text:p>
          </table:table-cell>
        </table:table-row>
      </table:table>
      <text:p text:style-name="P1"/>
      <text:p text:style-name="P6">后台管理员操作日志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CREATE TABLE `coin_admin_log` (<text:line-break/> <text:s/>`id` int(11) unsigned NOT NULL AUTO_INCREMENT,<text:line-break/><text:soft-page-break/> <text:s/>`adminid` int(11) unsigned NOT NULL DEFAULT '0',<text:line-break/> <text:s/>`rowid` int(11) DEFAULT NULL,<text:line-break/> <text:s/>`type` varchar(200) NOT NULL DEFAULT '',<text:line-break/> <text:s/>`remark` varchar(200) NOT NULL DEFAULT '',<text:line-break/> <text:s/>`addip` varchar(200) NOT NULL DEFAULT '',<text:line-break/> <text:s/>`addr` varchar(200) NOT NULL DEFAULT '',<text:line-break/> <text:s/>`addtime` int(10) unsigned NOT NULL DEFAULT '0',<text:line-break/> <text:s/>`status` tinyint(4) NOT NULL DEFAULT '1',<text:line-break/> <text:s/>`data` text COMMENT '记录额外数据',<text:line-break/> <text:s/>PRIMARY KEY (`id`),<text:line-break/> <text:s/>KEY `userid` (`adminid`) USING BTREE<text:line-break/>) ENGINE=InnoDB AUTO_INCREMENT=1822 DEFAULT CHARSET=utf8 ROW_FORMAT=DYNAMIC;</text:p>
          </table:table-cell>
        </table:table-row>
      </table:table>
      <text:p text:style-name="P1"/>
      <text:p text:style-name="P6">后台权限扩展表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">CREATE TABLE `coin_auth_extend` (<text:line-break/> <text:s/>`group_id` mediumint(10) unsigned NOT NULL COMMENT '用户id',<text:line-break/> <text:s/>`extend_id` mediumint(8) unsigned NOT NULL COMMENT '扩展表中数据的id',<text:line-break/> <text:s/>`type` tinyint(1) unsigned NOT NULL COMMENT '扩展类型标识 1:栏目分类权限;2:模型权限',<text:line-break/> <text:s/>UNIQUE KEY `group_extend_type` (`group_id`,`extend_id`,`type`),<text:line-break/> <text:s/>KEY `uid` (`group_id`),<text:line-break/> <text:s/>KEY `group_id` (`extend_id`)<text:line-break/>) ENGINE=InnoDB DEFAULT CHARSET=utf8 ROW_FORMAT=DYNAMIC;</text:p>
          </table:table-cell>
        </table:table-row>
      </table:table>
      <text:p text:style-name="P1"/>
      <text:p text:style-name="P6">后台权限分组表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">CREATE TABLE `coin_auth_group` (<text:line-break/> <text:s/>`id` mediumint(8) unsigned NOT NULL AUTO_INCREMENT COMMENT '用户组id,自增主键',<text:line-break/> <text:s/>`module` varchar(20) NOT NULL COMMENT '用户组所属模块',<text:line-break/> <text:s/>`type` tinyint(4) NOT NULL COMMENT '组类型',<text:line-break/> <text:s/>`title` char(20) NOT NULL DEFAULT '' COMMENT '用户组中文名称',<text:line-break/> <text:s/>`description` varchar(80) NOT NULL DEFAULT '' COMMENT '描述信息',<text:line-break/> <text:s/>`status` tinyint(1) NOT NULL DEFAULT '1' COMMENT '用户组状态：为1正常，为0禁用,-1为删除',<text:line-break/> <text:s/>`rules` varchar(1000) NOT NULL DEFAULT '' COMMENT '用户组拥有的规则id，多个规则 , 隔开',<text:line-break/> <text:s/>PRIMARY KEY (`id`)<text:line-break/>) ENGINE=InnoDB AUTO_INCREMENT=22 DEFAULT CHARSET=utf8 ROW_FORMAT=DYNAMIC;</text:p>
          </table:table-cell>
        </table:table-row>
      </table:table>
      <text:p text:style-name="P1"/>
      <text:p text:style-name="P6">后台权限用户分配到分组表</text:p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4">CREATE TABLE `coin_auth_group_access` (<text:line-break/> <text:s/>`uid` int(10) unsigned NOT NULL COMMENT '用户id',<text:line-break/> <text:s/>`group_id` mediumint(8) unsigned NOT NULL COMMENT '用户组id',<text:line-break/> <text:s/>UNIQUE KEY `uid_group_id` (`uid`,`group_id`),<text:line-break/> <text:s/>KEY `uid` (`uid`),<text:line-break/> <text:s/>KEY `group_id` (`group_id`)<text:line-break/>) ENGINE=InnoDB DEFAULT CHARSET=utf8 ROW_FORMAT=DYNAMIC;</text:p>
          </table:table-cell>
        </table:table-row>
      </table:table>
      <text:p text:style-name="P1"/>
      <text:p text:style-name="P6">后台权限规则表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">CREATE TABLE `coin_auth_rule` (<text:line-break/> <text:s/>`id` mediumint(8) unsigned NOT NULL AUTO_INCREMENT COMMENT '规则id,自增主键',<text:line-break/> <text:s/>`module` varchar(20) NOT NULL COMMENT '规则所属module',<text:line-break/> <text:s/>`type` tinyint(2) NOT NULL DEFAULT '1' COMMENT '1-url;2-主菜单',<text:line-break/> <text:s/>`name` char(80) NOT NULL DEFAULT '' COMMENT '规则唯一英文标识',<text:line-break/> <text:s/>`title` char(20) NOT NULL DEFAULT '' COMMENT '规则中文描述',<text:line-break/> <text:s/>`status` tinyint(1) NOT NULL DEFAULT '1' COMMENT '是否有效(0:无效,1:有效)',<text:line-break/> <text:s/>`condition` varchar(300) NOT NULL DEFAULT '' COMMENT '规则附加条件',<text:line-break/> <text:s/>PRIMARY KEY (`id`),<text:line-break/> <text:s/>KEY `module` (`module`,`status`,`type`)<text:line-break/>) ENGINE=InnoDB AUTO_INCREMENT=3029 DEFAULT CHARSET=utf8 ROW_FORMAT=DYNAMIC;</text:p>
          </table:table-cell>
        </table:table-row>
      </table:table>
      <text:p text:style-name="P1"/>
      <text:p text:style-name="P6">后台权限菜单表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">CREATE TABLE `coin_menu` (<text:line-break/> <text:s/>`id` int(10) unsigned NOT NULL AUTO_INCREMENT COMMENT '文档ID',<text:line-break/> <text:s/>`title` varchar(50) NOT NULL DEFAULT '' COMMENT '标题',<text:line-break/> <text:s/>`pid` int(10) unsigned NOT NULL DEFAULT '0' COMMENT '上级分类ID',<text:line-break/> <text:s/>`sort` int(10) unsigned NOT NULL DEFAULT '0' COMMENT '排序（同级有效）',<text:line-break/> <text:s/>`url` char(255) NOT NULL DEFAULT '' COMMENT '链接地址',<text:line-break/> <text:s/>`hide` tinyint(1) unsigned NOT NULL DEFAULT '0' COMMENT '是否隐藏',<text:line-break/> <text:s/>`tip` varchar(255) NOT NULL DEFAULT '' COMMENT '提示',<text:line-break/> <text:s/>`group` varchar(50) DEFAULT '' COMMENT '分组',<text:line-break/> <text:s/>`is_dev` tinyint(1) unsigned NOT NULL DEFAULT '0' COMMENT '是否仅开发者模式可见',<text:line-break/> <text:s/>`ico_name` varchar(50) NOT NULL DEFAULT '0',<text:line-break/> <text:s/>PRIMARY KEY (`id`),<text:line-break/> <text:s/>KEY `pid` (`pid`)<text:line-break/>) ENGINE=InnoDB AUTO_INCREMENT=597 DEFAULT CHARSET=utf8 ROW_FORMAT=DYNAMIC;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h text:style-name="Heading_20_3" text:outline-level="3">Account</text:h>
      <text:p text:style-name="P1"/>
      <text:p text:style-name="P6">用户基础信息表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4">CREATE TABLE `coin_user` (<text:line-break/> <text:s/>`id` int(11) unsigned NOT NULL AUTO_INCREMENT,<text:line-break/> <text:s/>`username` varchar(50) NOT NULL,<text:line-break/> <text:s/>`moble` varchar(50) NOT NULL,<text:line-break/> <text:s/>`mobletime` int(11) unsigned NOT NULL,<text:line-break/> <text:s/>`password` varchar(32) NOT NULL,<text:line-break/> <text:s/>`tpwdsetting` varchar(32) NOT NULL,<text:line-break/> <text:s/>`paypassword` varchar(32) NOT NULL DEFAULT '',<text:line-break/> <text:s/>`invit_1` varchar(50) NOT NULL,<text:line-break/> <text:s/>`invit_2` varchar(50) NOT NULL,<text:line-break/> <text:s/>`invit_3` varchar(50) NOT NULL,<text:line-break/> <text:s/>`truename` varchar(32) NOT NULL,<text:line-break/> <text:s/>`idcard` varchar(32) NOT NULL,<text:line-break/> <text:s/>`logins` int(11) unsigned NOT NULL,<text:line-break/> <text:s/>`ga` varchar(50) NOT NULL,<text:line-break/> <text:s/>`addip` varchar(50) NOT NULL,<text:line-break/> <text:s/>`addr` varchar(50) NOT NULL,<text:line-break/> <text:s/>`sort` int(11) unsigned NOT NULL,<text:line-break/> <text:s/>`addtime` int(11) unsigned NOT NULL,<text:line-break/> <text:s/>`endtime` int(11) unsigned NOT NULL,<text:line-break/> <text:s/>`status` tinyint(4) NOT NULL,<text:line-break/> <text:s/>`email` varchar(200) DEFAULT NULL COMMENT '邮箱',<text:line-break/> <text:s/>`wechat` varchar(200) DEFAULT '' COMMENT '微信',<text:line-break/> <text:s/>`wechat_img` varchar(200) DEFAULT NULL,<text:line-break/> <text:s/>`alipay` varchar(200) DEFAULT NULL COMMENT '支付宝',<text:line-break/> <text:s/>`alipay_img` varchar(200) DEFAULT NULL,<text:line-break/> <text:s/>`invit` varchar(50) NOT NULL,<text:line-break/> <text:s/>`token` varchar(50) DEFAULT NULL,<text:line-break/> <text:s/>`openid` varchar(30) DEFAULT NULL COMMENT '微信openid',<text:line-break/><text:soft-page-break/> <text:s/>`id_type` tinyint(3) unsigned DEFAULT '0' COMMENT '证件类型:0身份证,1护照,2驾照',<text:line-break/> <text:s/>`isauth` tinyint(2) DEFAULT '0' COMMENT '身份验证(一级)。1.已验证 2.审核中 3.未通过 0.未验证',<text:line-break/> <text:s/>`kycauth` tinyint(1) unsigned DEFAULT '0' COMMENT 'kyc验证(二级)。1.已验证 2.审核中 3.未通过 0.未验证',<text:line-break/> <text:s/>`is_email` tinyint(1) unsigned DEFAULT '0' COMMENT '邮箱认证',<text:line-break/> <text:s/>`country` varchar(50) DEFAULT NULL,<text:line-break/> <text:s/>`uuid` varchar(50) DEFAULT '' COMMENT 'api key',<text:line-break/> <text:s/>`uuid_salt` varchar(10) DEFAULT '' COMMENT 'key 加密随机数',<text:line-break/> <text:s/>`allow_api_withdrawal` tinyint(1) NOT NULL DEFAULT '1' COMMENT '是否允许通过openApi接口提现 1 ：允许 <text:s/>0 ：不允许',<text:line-break/> <text:s/>`is_old` tinyint(3) DEFAULT '1' COMMENT '是否老用户(认证不一致)',<text:line-break/> <text:s/>`is_reauth` tinyint(3) DEFAULT '0' COMMENT '是否重新认证过(一级)',<text:line-break/> <text:s/>`is_pass_aml` tinyint(1) DEFAULT '0' COMMENT '是否通过aml验证 1：通过 0 未通过',<text:line-break/> <text:s/>`login_time` int(11) DEFAULT '0' COMMENT '登录时间',<text:line-break/> <text:s/>`last_operate_time` int(11) DEFAULT '0' COMMENT '最后一次操作时间(邮箱，手机号，登录密码，交易密码修改)',<text:line-break/> <text:s/>`register_by` tinyint(3) unsigned DEFAULT '0' COMMENT '注册类型：0默认，1邮箱，2手机',<text:line-break/> <text:s/>`verify_type` tinyint(3) unsigned DEFAULT '0' COMMENT '验证方式:1邮箱、2手机',<text:line-break/> <text:s/>`global_kyc_status` tinyint(3) DEFAULT '0' COMMENT '国外KYC状态 <text:s/>0 <text:s/>待审核 <text:s/>1 已审核',<text:line-break/> <text:s/>`custom_cate_id` int(11) DEFAULT NULL COMMENT '自定义用户分类id',<text:line-break/> <text:s/>`parent_id` int(11) DEFAULT '0' COMMENT '父ID',<text:line-break/> <text:s/>`lm_id` int(11) DEFAULT '0' COMMENT '链米id',<text:line-break/> <text:s/>`is_allow_login` tinyint(3) DEFAULT '1' COMMENT '是否允许登录',<text:line-break/> <text:s/>PRIMARY KEY (`id`),<text:line-break/> <text:s/>KEY `username` (`username`),<text:line-break/> <text:s/>KEY `status` (`status`)<text:line-break/>) ENGINE=InnoDB AUTO_INCREMENT=11433 DEFAULT CHARSET=utf8 COMMENT='用户信息表';</text:p>
          </table:table-cell>
        </table:table-row>
      </table:table>
      <text:p text:style-name="P1"/>
      <text:p text:style-name="P1"/>
      <text:p text:style-name="P1"/>
      <text:p text:style-name="P6">用户绑定银行卡信息表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4">CREATE TABLE `coin_user_bank` (<text:line-break/> <text:s/>`id` int(11) unsigned NOT NULL AUTO_INCREMENT,<text:line-break/> <text:s/>`userid` int(11) unsigned NOT NULL,<text:line-break/> <text:s/>`country` varchar(255) DEFAULT NULL,<text:line-break/> <text:s/>`bankprov` varchar(200) NOT NULL DEFAULT '',<text:line-break/> <text:s/>`bankcity` varchar(200) NOT NULL DEFAULT '',<text:line-break/> <text:s/>`bank` varchar(200) NOT NULL COMMENT '银行名称',<text:line-break/> <text:s/>`bankaddr` varchar(200) NOT NULL,<text:line-break/><text:soft-page-break/> <text:s/>`bankcode` varchar(255) DEFAULT NULL,<text:line-break/> <text:s/>`sort_code` varchar(255) DEFAULT '' COMMENT '短码',<text:line-break/> <text:s/>`iban` varchar(255) DEFAULT '' COMMENT 'IBAN（国际银行账号）',<text:line-break/> <text:s/>`bankcard` varchar(200) NOT NULL DEFAULT '',<text:line-break/> <text:s/>`name` varchar(200) NOT NULL DEFAULT '',<text:line-break/> <text:s/>`username` varchar(255) DEFAULT NULL COMMENT '用户名',<text:line-break/> <text:s/>`sort` int(11) unsigned NOT NULL DEFAULT '0',<text:line-break/> <text:s/>`type` tinyint(3) NOT NULL DEFAULT '0' COMMENT '类型 0银行卡,1国际电汇',<text:line-break/> <text:s/>`addtime` int(11) unsigned NOT NULL DEFAULT '0',<text:line-break/> <text:s/>`endtime` int(11) unsigned NOT NULL DEFAULT '0',<text:line-break/> <text:s/>`status` int(4) NOT NULL DEFAULT '0',<text:line-break/> <text:s/>`currency` varchar(10) DEFAULT 'cny' COMMENT '银行卡货币类型',<text:line-break/> <text:s/>`swift` varchar(50) NOT NULL DEFAULT '' COMMENT 'swift',<text:line-break/> <text:s/>`account_number` varchar(50) NOT NULL DEFAULT '' COMMENT 'account_number',<text:line-break/> <text:s/>`account_owner` varchar(50) NOT NULL DEFAULT '' COMMENT 'account_owner',<text:line-break/> <text:s/>`ach_number` varchar(50) NOT NULL DEFAULT '' COMMENT 'ach_number',<text:line-break/> <text:s/>`wire_number` varchar(50) NOT NULL DEFAULT '' COMMENT 'wire_number',<text:line-break/> <text:s/>PRIMARY KEY (`id`),<text:line-break/> <text:s/>KEY `status` (`status`),<text:line-break/> <text:s/>KEY `userid` (`userid`)<text:line-break/>) ENGINE=InnoDB AUTO_INCREMENT=316 DEFAULT CHARSET=utf8 ROW_FORMAT=DYNAMIC;</text:p>
          </table:table-cell>
        </table:table-row>
      </table:table>
      <text:p text:style-name="P6"/>
      <text:p text:style-name="P1"/>
      <text:p text:style-name="P6">用户kyc（身份验证）失败常见原因表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4">CREATE TABLE `coin_user_auth_fail` (<text:line-break/> <text:s/>`id` int(10) unsigned NOT NULL AUTO_INCREMENT COMMENT '主键',<text:line-break/> <text:s/>`content` varchar(1024) DEFAULT '' COMMENT '认证失败常见内容',<text:line-break/> <text:s/>`addtime` int(10) unsigned DEFAULT '0' COMMENT '添加时间',<text:line-break/> <text:s/>PRIMARY KEY (`id`)<text:line-break/>) ENGINE=InnoDB AUTO_INCREMENT=6 DEFAULT CHARSET=utf8 COMMENT='认证失败表';</text:p>
          </table:table-cell>
        </table:table-row>
      </table:table>
      <text:p text:style-name="P6"/>
      <text:p text:style-name="P1"/>
      <text:p text:style-name="P6">用户KYC（身份验证）失败原因反馈表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4">CREATE TABLE `coin_user_extend` (<text:line-break/> <text:s/>`id` int(10) unsigned NOT NULL AUTO_INCREMENT COMMENT '主键',<text:line-break/> <text:s/>`userid` int(10) unsigned DEFAULT '0' COMMENT '用户id',<text:line-break/> <text:s/>`auth_fail_reason` varchar(500) DEFAULT '' COMMENT '认证失败原因',<text:line-break/><text:soft-page-break/> <text:s/>`kyc_fail_reason` varchar(500) DEFAULT '' COMMENT 'kyc认证失败原因（二级）',<text:line-break/> <text:s/>`addtime` int(10) unsigned DEFAULT '0' COMMENT '添加时间',<text:line-break/> <text:s/>PRIMARY KEY (`id`)<text:line-break/>) ENGINE=InnoDB AUTO_INCREMENT=9 DEFAULT CHARSET=utf8 COMMENT='用户扩展表';</text:p>
          </table:table-cell>
        </table:table-row>
      </table:table>
      <text:p text:style-name="P6"/>
      <text:p text:style-name="P1"/>
      <text:p text:style-name="P1"/>
      <text:p text:style-name="P6">国籍用户kcy执行记录表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4">CREATE TABLE `coin_user_global_orc_recode` (<text:line-break/> <text:s/>`id` int(11) NOT NULL AUTO_INCREMENT,<text:line-break/> <text:s/>`user_id` int(11) DEFAULT NULL COMMENT '用户id',<text:line-break/> <text:s/>`addtime` int(11) DEFAULT NULL COMMENT '添加时间',<text:line-break/> <text:s/>`status` tinyint(2) DEFAULT NULL COMMENT '状态：0 待处理 1：已处理',<text:line-break/> <text:s/>PRIMARY KEY (`id`)<text:line-break/>) ENGINE=InnoDB AUTO_INCREMENT=7 DEFAULT CHARSET=utf8;</text:p>
          </table:table-cell>
        </table:table-row>
      </table:table>
      <text:p text:style-name="P6"/>
      <text:p text:style-name="P6">用户KYC记录（国内用户）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4">CREATE TABLE `coin_user_ocr_recode` (<text:line-break/> <text:s/>`id` int(11) NOT NULL AUTO_INCREMENT,<text:line-break/> <text:s/>`user_id` int(11) DEFAULT '0' COMMENT '用户id',<text:line-break/> <text:s/>`biz_no` varchar(60) DEFAULT '' COMMENT '验证记录唯一编号',<text:line-break/> <text:s/>`addtime` int(11) DEFAULT '1' COMMENT '添加时间',<text:line-break/> <text:s/>`endtime` int(11) DEFAULT '0' COMMENT '验证结束时间',<text:line-break/> <text:s/>`status` varchar(20) DEFAULT NULL COMMENT '状态 PADDING ：发起验证 NOT_STARTED：get_token 之后，并没有调用过 do 方法，还没有开始验证 PROCESSING：正在进行 FaceID Lite 验证 OK：完成验证 FAILED：验证流程未完成或出现异常 CANCELLED：用户主动取消了验证流程 <text:s/>TIMEOUT ： 超时',<text:line-break/> <text:s/>PRIMARY KEY (`id`),<text:line-break/> <text:s/>KEY `biz_no` (`biz_no`) USING BTREE<text:line-break/>) ENGINE=InnoDB AUTO_INCREMENT=236 DEFAULT CHARSET=utf8 COMMENT='用户ocr记录表';</text:p>
          </table:table-cell>
        </table:table-row>
      </table:table>
      <text:p text:style-name="P6"/>
      <text:p text:style-name="P6"/>
      <text:h text:style-name="Heading_20_3" text:outline-level="3">KYC</text:h>
      <text:p text:style-name="Text_20_body"/>
      <text:p text:style-name="P6"><text:soft-page-break/>onfidoKYC审查记录表（用于开卡kyc）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">CREATE TABLE `coin_onfidokyc_application` (<text:line-break/> <text:s/>`id` int(11) NOT NULL AUTO_INCREMENT,<text:line-break/> <text:s/>`sn` varchar(255) NOT NULL,<text:line-break/> <text:s/>`uid` int(11) NOT NULL COMMENT 'id',<text:line-break/> <text:s/>`email` varchar(200) NOT NULL COMMENT 'email',<text:line-break/> <text:s/>`status` tinyint(1) NOT NULL DEFAULT '0' COMMENT '状态 -2:自动拒绝-1:拒绝 0:申请中1:OCR已处理 2:通过 3:自动通过',<text:line-break/> <text:s/>`create_time` int(11) NOT NULL DEFAULT '0' COMMENT '创建时间',<text:line-break/> <text:s/>`update_time` int(11) NOT NULL DEFAULT '0' COMMENT '更新时间',<text:line-break/> <text:s/>`msg` text,<text:line-break/> <text:s/>`ext` text,<text:line-break/> <text:s/>`ocr` text,<text:line-break/> <text:s/>`auto` tinyint(1) NOT NULL DEFAULT '0' COMMENT '是否交由自动审核程序处理',<text:line-break/> <text:s/>`edited_ocr` text COMMENT 'ocr编辑后',<text:line-break/> <text:s/>`files` text COMMENT '文件地址',<text:line-break/> <text:s/>`reports` text COMMENT '报告',<text:line-break/> <text:s/>`handle` tinyint(2) DEFAULT '0' COMMENT '是否定时处理下载文件0：未处理 <text:s/>1：已处理',<text:line-break/> <text:s/>PRIMARY KEY (`id`,`sn`) USING BTREE,<text:line-break/> <text:s/>KEY `idx_kyc_application` (`uid`,`email`,`status`) USING BTREE<text:line-break/>) ENGINE=InnoDB AUTO_INCREMENT=227 DEFAULT CHARSET=utf8 ROW_FORMAT=COMPACT COMMENT='KYC申请单';</text:p>
          </table:table-cell>
        </table:table-row>
      </table:table>
      <text:p text:style-name="P6"/>
      <text:p text:style-name="P1"/>
      <text:p text:style-name="P1"/>
      <text:p text:style-name="P6"/>
      <text:p text:style-name="P1"/>
      <text:p text:style-name="P6">用户身份证图片信息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4">CREATE TABLE `coin_user_idcard` (<text:line-break/> <text:s/>`id` int(11) NOT NULL,<text:line-break/> <text:s/>`url1` varchar(255) DEFAULT NULL,<text:line-break/> <text:s/>`url2` varchar(255) DEFAULT NULL,<text:line-break/> <text:s/>`url3` varchar(255) DEFAULT NULL,<text:line-break/> <text:s/>PRIMARY KEY (`id`)<text:line-break/>) ENGINE=InnoDB DEFAULT CHARSET=utf8 ROW_FORMAT=DYNAMIC;</text:p>
          </table:table-cell>
        </table:table-row>
      </table:table>
      <text:p text:style-name="P6"/>
      <text:p text:style-name="P1"/>
      <text:p text:style-name="P1"/>
      <text:p text:style-name="P6">用户扩展信息表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">CREATE TABLE `coin_user_info` (<text:line-break/> <text:s/>`user_id` int(11) NOT NULL COMMENT '用户id',<text:line-break/> <text:s/>`first_name` varchar(30) NOT NULL DEFAULT '' COMMENT '真实姓',<text:line-break/> <text:s/>`last_name` varchar(30) NOT NULL DEFAULT '' COMMENT '真实名',<text:line-break/> <text:s/>`birthday` varchar(30) NOT NULL DEFAULT '' COMMENT '生日',<text:line-break/> <text:s/>`country` varchar(30) NOT NULL DEFAULT '' COMMENT '居住地国家',<text:line-break/> <text:s/>`province` varchar(30) NOT NULL DEFAULT '' COMMENT '所属省',<text:line-break/> <text:s/>`city` varchar(60) NOT NULL DEFAULT '' COMMENT '所属城市',<text:line-break/> <text:s/>`town` varchar(60) NOT NULL DEFAULT '' COMMENT 'town',<text:line-break/> <text:s/>`district` varchar(60) NOT NULL DEFAULT '' COMMENT 'district',<text:line-break/> <text:s/>`street_address` varchar(120) NOT NULL DEFAULT '' COMMENT '所属街道',<text:line-break/> <text:s/>`street_code` varchar(30) NOT NULL DEFAULT '' COMMENT '街道号码',<text:line-break/> <text:s/>`unit` varchar(60) NOT NULL DEFAULT '' COMMENT '楼栋号(单元号)',<text:line-break/> <text:s/>`building_number` varchar(60) DEFAULT '' COMMENT '建筑号',<text:line-break/> <text:s/>`building_name` varchar(60) DEFAULT '' COMMENT '建筑名',<text:line-break/> <text:s/>`house_code` varchar(30) NOT NULL DEFAULT '' COMMENT '门牌号',<text:line-break/> <text:s/>`living_proof_1` varchar(255) NOT NULL DEFAULT '' COMMENT '居住证明图1',<text:line-break/> <text:s/>`living_proof_2` varchar(255) NOT NULL DEFAULT '' COMMENT '居住证明图1',<text:line-break/> <text:s/>`passport` varchar(100) NOT NULL DEFAULT '' COMMENT '护照号',<text:line-break/> <text:s/>`passport_ocr` varchar(100) NOT NULL DEFAULT '' COMMENT '护照OCR码',<text:line-break/> <text:s/>`passport_expire` varchar(20) NOT NULL DEFAULT '' COMMENT '护照过期时间',<text:line-break/> <text:s/>`passport_1` varchar(255) NOT NULL DEFAULT '' COMMENT '护照图1',<text:line-break/> <text:s/>`passport_2` varchar(255) NOT NULL DEFAULT '' COMMENT '护照图2(手持)',<text:line-break/> <text:s/>`driving` varchar(100) NOT NULL DEFAULT '' COMMENT '驾照号',<text:line-break/> <text:s/>`driving_1` varchar(255) NOT NULL DEFAULT '' COMMENT '驾照图1',<text:line-break/> <text:s/>`driving_2` varchar(255) NOT NULL DEFAULT '' COMMENT '驾照图2(手持)',<text:line-break/> <text:s/>`is_eu` tinyint(3) NOT NULL DEFAULT '0' COMMENT '是否欧盟成员国用户',<text:line-break/> <text:s/>`sex` tinyint(3) NOT NULL DEFAULT '0' COMMENT '性别：0默认，1男，2女,3未知',<text:line-break/> <text:s/>`zip_code` varchar(30) NOT NULL DEFAULT '' COMMENT '邮编',<text:line-break/> <text:s/>`has_deducted` tinyint(1) NOT NULL DEFAULT '0' COMMENT 'visa开卡是否已收费 1：已收 0：未收',<text:line-break/> <text:s/>`visa_email` varchar(100) NOT NULL DEFAULT '' COMMENT 'visa开卡邮箱',<text:line-break/> <text:s/>`visa_mobile_code` varchar(30) NOT NULL COMMENT 'visa开卡手机前缀',<text:line-break/> <text:s/>`visa_mobile` varchar(100) NOT NULL COMMENT 'visa开卡手机号',<text:line-break/> <text:s/>`nationality` varchar(10) NOT NULL DEFAULT '' COMMENT '用户国籍',<text:line-break/> <text:s/>PRIMARY KEY (`user_id`),<text:line-break/> <text:s/>UNIQUE KEY `user_id` (`user_id`) USING BTREE<text:line-break/><text:soft-page-break/>) ENGINE=InnoDB DEFAULT CHARSET=utf8;</text:p>
          </table:table-cell>
        </table:table-row>
      </table:table>
      <text:p text:style-name="P1"/>
      <text:p text:style-name="P1"/>
      <text:p text:style-name="P1"/>
      <text:p text:style-name="P6">用户登陆日志记录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4">CREATE TABLE `coin_user_log` (<text:line-break/> <text:s/>`id` int(11) unsigned NOT NULL AUTO_INCREMENT,<text:line-break/> <text:s/>`userid` int(10) unsigned NOT NULL,<text:line-break/> <text:s/>`type` varchar(200) NOT NULL,<text:line-break/> <text:s/>`remark` varchar(200) NOT NULL,<text:line-break/> <text:s/>`addip` varchar(200) NOT NULL,<text:line-break/> <text:s/>`addr` varchar(200) NOT NULL,<text:line-break/> <text:s/>`addtime` int(10) unsigned NOT NULL,<text:line-break/> <text:s/>`status` tinyint(4) NOT NULL,<text:line-break/> <text:s/>PRIMARY KEY (`id`),<text:line-break/> <text:s/>KEY `userid` (`userid`),<text:line-break/> <text:s/>KEY `status` (`status`)<text:line-break/>) ENGINE=InnoDB AUTO_INCREMENT=55980 DEFAULT CHARSET=utf8 COMMENT='用户记录表';</text:p>
          </table:table-cell>
        </table:table-row>
      </table:table>
      <text:p text:style-name="P6"/>
      <text:p text:style-name="P1"/>
      <text:p text:style-name="P1"/>
      <text:p text:style-name="P6">用户法币充值消息通知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4">CREATE TABLE `coin_user_notification` (<text:line-break/> <text:s/>`id` int(11) NOT NULL AUTO_INCREMENT COMMENT '消息id',<text:line-break/> <text:s/>`userid` int(10) NOT NULL DEFAULT '0' COMMENT '用户id',<text:line-break/> <text:s/>`currency` varchar(30) NOT NULL DEFAULT '' COMMENT '法币符号 eg eurx gbpx',<text:line-break/> <text:s/>`sign` varchar(30) NOT NULL DEFAULT '' COMMENT '币种标记名',<text:line-break/> <text:s/>`content` varchar(300) NOT NULL DEFAULT '' COMMENT '消息内容',<text:line-break/> <text:s/>`is_read` tinyint(1) NOT NULL DEFAULT '0' COMMENT '是否 已读 1：已读 <text:s/>0：未读',<text:line-break/> <text:s/>PRIMARY KEY (`id`),<text:line-break/> <text:s/>KEY `id_sign_read` (`userid`,`sign`,`is_read`) USING BTREE<text:line-break/>) ENGINE=InnoDB AUTO_INCREMENT=7 DEFAULT CHARSET=utf8;</text:p>
          </table:table-cell>
        </table:table-row>
      </table:table>
      <text:p text:style-name="P6"/>
      <text:p text:style-name="P1"/>
      <text:p text:style-name="P1"/>
      <text:p text:style-name="P6">用户一些特定操作记录日志</text:p>
      <table:table table:name="Table18" table:style-name="Table18">
        <table:table-column table:style-name="Table18.A"/>
        <text:soft-page-break/>
        <table:table-row>
          <table:table-cell table:style-name="Table18.A1" office:value-type="string">
            <text:p text:style-name="P4">CREATE TABLE `coin_user_operate_log` (<text:line-break/> <text:s/>`id` int(11) unsigned NOT NULL AUTO_INCREMENT,<text:line-break/> <text:s/>`userid` int(10) unsigned NOT NULL DEFAULT '0' COMMENT '用户',<text:line-break/> <text:s/>`type` tinyint(3) NOT NULL DEFAULT '0' COMMENT '类型:1修改登录密码,2找回登录密码,3修改资金密码,4修改邮箱,5重新绑定手机号',<text:line-break/> <text:s/>`remark` varchar(200) NOT NULL DEFAULT '' COMMENT '备注',<text:line-break/> <text:s/>`addip` varchar(200) NOT NULL DEFAULT '' COMMENT 'IP',<text:line-break/> <text:s/>`addr` varchar(200) NOT NULL DEFAULT '' COMMENT 'IP',<text:line-break/> <text:s/>`status` tinyint(3) NOT NULL DEFAULT '0' COMMENT '状态',<text:line-break/> <text:s/>`new_data` varchar(1000) NOT NULL DEFAULT '' COMMENT '新数据',<text:line-break/> <text:s/>`old_data` varchar(1000) NOT NULL DEFAULT '' COMMENT '老数据',<text:line-break/> <text:s/>`addtime` int(10) unsigned NOT NULL DEFAULT '0' COMMENT '时间',<text:line-break/> <text:s/>PRIMARY KEY (`id`),<text:line-break/> <text:s/>KEY `userid` (`userid`)<text:line-break/>) ENGINE=InnoDB AUTO_INCREMENT=55525 DEFAULT CHARSET=utf8 COMMENT='用户操作记录表';</text:p>
          </table:table-cell>
        </table:table-row>
      </table:table>
      <text:p text:style-name="P6"/>
      <text:h text:style-name="Heading_20_3" text:outline-level="3">Assets</text:h>
      <text:p text:style-name="P6"/>
      <text:p text:style-name="P6">平台资产统计表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4">CREATE TABLE `coin_balance` (<text:line-break/> <text:s/>`id` int(10) unsigned NOT NULL AUTO_INCREMENT,<text:line-break/> <text:s/>`add_time` int(10) unsigned DEFAULT '0' COMMENT '统计时间',<text:line-break/> <text:s/>`end_time` int(10) unsigned DEFAULT '0' COMMENT '统计时间',<text:line-break/> <text:s/>`start_time` int(10) unsigned DEFAULT '0' COMMENT '最后一次正常时间',<text:line-break/> <text:s/>`coinname` char(32) DEFAULT '' COMMENT '币种名称',<text:line-break/> <text:s/>`zr_total` decimal(20,8) unsigned DEFAULT '0.00000000' COMMENT '充值金额',<text:line-break/> <text:s/>`zr_real` decimal(20,8) unsigned DEFAULT '0.00000000' COMMENT '实际充值',<text:line-break/> <text:s/>`zr_fee` decimal(20,8) unsigned DEFAULT '0.00000000' COMMENT '手续费',<text:line-break/> <text:s/>`zr_temp` decimal(20,8) unsigned DEFAULT '0.00000000' COMMENT '中间账户留存',<text:line-break/> <text:s/>`zc_total` decimal(20,8) unsigned DEFAULT '0.00000000' COMMENT '提现金额',<text:line-break/> <text:s/>`zc_fee` decimal(20,8) unsigned DEFAULT '0.00000000' COMMENT '提现手续费收入',<text:line-break/> <text:s/>`zc_chain` decimal(20,8) unsigned DEFAULT '0.00000000' COMMENT '链上手续费',<text:line-break/> <text:s/>`trade_buy` decimal(20,8) unsigned DEFAULT '0.00000000' COMMENT '交易佣金-买',<text:line-break/> <text:s/>`trade_sell` decimal(20,8) unsigned DEFAULT '0.00000000' COMMENT '交易佣金-卖',<text:line-break/> <text:s/>`trade_in` decimal(20,8) unsigned DEFAULT '0.00000000' COMMENT '交易佣金',<text:line-break/><text:soft-page-break/> <text:s/>`trade_mum` decimal(20,8) unsigned DEFAULT NULL COMMENT '交易额',<text:line-break/> <text:s/>`invit` decimal(20,8) unsigned DEFAULT '0.00000000' COMMENT '推广奖励',<text:line-break/> <text:s/>`income` decimal(20,8) unsigned DEFAULT '0.00000000' COMMENT '总收入',<text:line-break/> <text:s/>`money` decimal(20,8) unsigned DEFAULT '0.00000000' COMMENT '平台余额',<text:line-break/> <text:s/>`account` decimal(20,8) unsigned DEFAULT '0.00000000' COMMENT '账户余额',<text:line-break/> <text:s/>`coin_num` decimal(20,8) unsigned DEFAULT '0.00000000' COMMENT '链上余额',<text:line-break/> <text:s/>PRIMARY KEY (`id`)<text:line-break/>) ENGINE=InnoDB AUTO_INCREMENT=92251 DEFAULT CHARSET=utf8 ROW_FORMAT=DYNAMIC;</text:p>
          </table:table-cell>
        </table:table-row>
      </table:table>
      <text:p text:style-name="P6"/>
      <text:p text:style-name="P6"/>
      <text:p text:style-name="P6"/>
      <text:p text:style-name="P6">平台资产负债记录表（用于记录一些后台充值的借款等）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4">CREATE TABLE `coin_balance_liab` (<text:line-break/> <text:s/>`id` int(11) NOT NULL AUTO_INCREMENT,<text:line-break/> <text:s/>`coin` varchar(30) DEFAULT NULL,<text:line-break/> <text:s/>`platform_assets` decimal(20,8) unsigned NOT NULL DEFAULT '0.00000000' COMMENT '平台内总资产',<text:line-break/> <text:s/>`cold_wallet_assets` decimal(20,8) unsigned NOT NULL DEFAULT '0.00000000' COMMENT '冷钱包总资产',<text:line-break/> <text:s/>`hot_wallet_assets` decimal(20,8) unsigned NOT NULL DEFAULT '0.00000000' COMMENT '热钱包总资产',<text:line-break/> <text:s/>`borrow_amount` decimal(20,8) unsigned NOT NULL DEFAULT '0.00000000' COMMENT '借款总数',<text:line-break/> <text:s/>`differ_assets` decimal(20,8) NOT NULL DEFAULT '0.00000000' COMMENT '差额资产',<text:line-break/> <text:s/>`valuation_coin` varchar(30) DEFAULT NULL COMMENT '估值币',<text:line-break/> <text:s/>`valuation` decimal(20,8) unsigned NOT NULL DEFAULT '0.00000000' COMMENT '估值',<text:line-break/> <text:s/>`addtime` int(11) unsigned NOT NULL DEFAULT '0' COMMENT '新增时间',<text:line-break/> <text:s/>PRIMARY KEY (`id`)<text:line-break/>) ENGINE=InnoDB AUTO_INCREMENT=83 DEFAULT CHARSET=utf8 COMMENT='平台资产负债记录表';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>法币充值记录表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4">CREATE TABLE `coin_mycz` (<text:line-break/> <text:s/>`id` int(11) unsigned NOT NULL AUTO_INCREMENT,<text:line-break/> <text:s/>`userid` int(11) unsigned NOT NULL,<text:line-break/> <text:s/>`currency` varchar(30) NOT NULL COMMENT '币种',<text:line-break/><text:soft-page-break/> <text:s/>`num` decimal(20,2) NOT NULL DEFAULT '0.00',<text:line-break/> <text:s/>`mum` decimal(20,2) unsigned NOT NULL DEFAULT '0.00',<text:line-break/> <text:s/>`type` varchar(50) NOT NULL COMMENT '类型:visa支付卡,bank银行卡',<text:line-break/> <text:s/>`tradeno` varchar(50) NOT NULL,<text:line-break/> <text:s/>`remark` varchar(250) NOT NULL DEFAULT '',<text:line-break/> <text:s/>`sort` int(11) unsigned NOT NULL DEFAULT '0',<text:line-break/> <text:s/>`addtime` int(11) unsigned NOT NULL DEFAULT '0',<text:line-break/> <text:s/>`endtime` int(11) unsigned NOT NULL DEFAULT '0',<text:line-break/> <text:s/>`status` int(4) NOT NULL DEFAULT '0' COMMENT '状态:0未付款,1充值成功,2人工到账,3处理中',<text:line-break/> <text:s/>`truename` varchar(32) DEFAULT '',<text:line-break/> <text:s/>`name` varchar(32) DEFAULT '',<text:line-break/> <text:s/>`bank` varchar(250) DEFAULT '',<text:line-break/> <text:s/>`bankprov` varchar(50) DEFAULT '',<text:line-break/> <text:s/>`bankcity` varchar(50) DEFAULT '',<text:line-break/> <text:s/>`bankaddr` varchar(50) DEFAULT '',<text:line-break/> <text:s/>`bankcard` varchar(200) DEFAULT '',<text:line-break/> <text:s/>PRIMARY KEY (`id`),<text:line-break/> <text:s/>KEY `userid` (`userid`),<text:line-break/> <text:s/>KEY `status` (`status`)<text:line-break/>) ENGINE=InnoDB AUTO_INCREMENT=174 DEFAULT CHARSET=utf8 COMMENT='充值记录表';</text:p>
          </table:table-cell>
        </table:table-row>
      </table:table>
      <text:p text:style-name="P6"/>
      <text:p text:style-name="P6"/>
      <text:p text:style-name="P6"/>
      <text:p text:style-name="P6"/>
      <text:p text:style-name="P6">法币充值银行记录表（从银行接口获取到的充值记录用于财务入账时验证是否充值）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4">CREATE TABLE `coin_mycz_bank_log` (<text:line-break/> <text:s/>`id` int(11) NOT NULL AUTO_INCREMENT,<text:line-break/> <text:s/>`mycz_id` int(11) DEFAULT NULL COMMENT '匹配对应法币充值id',<text:line-break/> <text:s/>`currency` varchar(20) DEFAULT NULL COMMENT '所属币种',<text:line-break/> <text:s/>`uuid` varchar(100) NOT NULL COMMENT '通用唯一标识码',<text:line-break/> <text:s/>`amout` decimal(20,8) unsigned DEFAULT NULL COMMENT '充值金额',<text:line-break/> <text:s/>`date` varchar(60) DEFAULT NULL COMMENT '银行结算时间',<text:line-break/> <text:s/>`data` text COMMENT '扩展数据',<text:line-break/> <text:s/>`create_time` int(11) DEFAULT NULL COMMENT '添加事件',<text:line-break/> <text:s/>PRIMARY KEY (`id`),<text:line-break/> <text:s/>KEY `s_uuid` (`currency`,`uuid`) USING BTREE<text:line-break/>) ENGINE=InnoDB AUTO_INCREMENT=36 DEFAULT CHARSET=utf8mb4;</text:p>
          </table:table-cell>
        </table:table-row>
      </table:table>
      <text:p text:style-name="P6"><text:soft-page-break/></text:p>
      <text:p text:style-name="P6"/>
      <text:p text:style-name="P6"/>
      <text:p text:style-name="P6">法币充值类型配置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4">CREATE TABLE `coin_mycz_type` (<text:line-break/> <text:s/>`id` int(11) unsigned NOT NULL AUTO_INCREMENT,<text:line-break/> <text:s/>`max` varchar(200) NOT NULL COMMENT '名称',<text:line-break/> <text:s/>`min` varchar(200) NOT NULL COMMENT '名称',<text:line-break/> <text:s/>`code` varchar(255) NOT NULL DEFAULT '',<text:line-break/> <text:s/>`account_owner` varchar(100) DEFAULT '' COMMENT 'account_owner',<text:line-break/> <text:s/>`account_number` varchar(100) DEFAULT '' COMMENT 'account_number',<text:line-break/> <text:s/>`swift` varchar(100) DEFAULT '' COMMENT 'swift',<text:line-break/> <text:s/>`sort_code` varchar(255) NOT NULL DEFAULT '' COMMENT '短码',<text:line-break/> <text:s/>`iban` varchar(255) NOT NULL DEFAULT '' COMMENT 'IBAN（国际银行账户号码）',<text:line-break/> <text:s/>`ach_number` varchar(100) NOT NULL DEFAULT '' COMMENT 'ach_number',<text:line-break/> <text:s/>`wire_number` varchar(100) NOT NULL DEFAULT '' COMMENT 'wire_number',<text:line-break/> <text:s/>`address` varchar(100) DEFAULT '' COMMENT 'address',<text:line-break/> <text:s/>`currency` varchar(30) NOT NULL COMMENT '法币类型 eg CNY USD',<text:line-break/> <text:s/>`kaihu` varchar(200) NOT NULL COMMENT '名称',<text:line-break/> <text:s/>`truename` varchar(200) NOT NULL COMMENT '名称',<text:line-break/> <text:s/>`addr` varchar(200) NOT NULL DEFAULT '',<text:line-break/> <text:s/>`country` varchar(200) NOT NULL DEFAULT '',<text:line-break/> <text:s/>`name` varchar(50) NOT NULL,<text:line-break/> <text:s/>`title` varchar(50) NOT NULL,<text:line-break/> <text:s/>`url` varchar(50) NOT NULL,<text:line-break/> <text:s/>`username` varchar(50) NOT NULL,<text:line-break/> <text:s/>`password` varchar(50) NOT NULL,<text:line-break/> <text:s/>`img` varchar(50) NOT NULL,<text:line-break/> <text:s/>`extra` varchar(50) NOT NULL,<text:line-break/> <text:s/>`remark` varchar(50) NOT NULL,<text:line-break/> <text:s/>`sort` int(11) unsigned NOT NULL,<text:line-break/> <text:s/>`addtime` int(11) unsigned NOT NULL,<text:line-break/> <text:s/>`endtime` int(11) unsigned NOT NULL,<text:line-break/> <text:s/>`status` int(4) NOT NULL,<text:line-break/> <text:s/>PRIMARY KEY (`id`),<text:line-break/> <text:s/>KEY `status` (`status`),<text:line-break/> <text:s/>KEY `name` (`name`)<text:line-break/>) ENGINE=InnoDB AUTO_INCREMENT=12 DEFAULT CHARSET=utf8 ROW_FORMAT=DYNAMIC COMMENT='充值类型';</text:p>
          </table:table-cell>
        </table:table-row>
      </table:table>
      <text:p text:style-name="P6"><text:soft-page-break/></text:p>
      <text:p text:style-name="P6"/>
      <text:p text:style-name="P6"/>
      <text:p text:style-name="P6">法币提现申请表</text:p>
      <table:table table:name="Table51" table:style-name="Table51">
        <table:table-column table:style-name="Table51.A"/>
        <table:table-row>
          <table:table-cell table:style-name="Table51.A1" office:value-type="string">
            <text:p text:style-name="P4">CREATE TABLE `coin_mytx` (<text:line-break/> <text:s/>`id` int(11) unsigned NOT NULL AUTO_INCREMENT,<text:line-break/> <text:s/>`userid` int(11) unsigned NOT NULL,<text:line-break/> <text:s/>`currency` varchar(30) NOT NULL COMMENT '法币类型',<text:line-break/> <text:s/>`num` decimal(20,2) unsigned NOT NULL,<text:line-break/> <text:s/>`fee` decimal(20,2) unsigned NOT NULL,<text:line-break/> <text:s/>`mum` decimal(20,2) unsigned NOT NULL,<text:line-break/> <text:s/>`truename` varchar(32) NOT NULL,<text:line-break/> <text:s/>`name` varchar(32) NOT NULL,<text:line-break/> <text:s/>`bank` varchar(250) NOT NULL,<text:line-break/> <text:s/>`bankprov` varchar(50) NOT NULL,<text:line-break/> <text:s/>`bankcity` varchar(50) NOT NULL,<text:line-break/> <text:s/>`bankaddr` varchar(50) NOT NULL,<text:line-break/> <text:s/>`bankcode` varchar(200) NOT NULL DEFAULT '',<text:line-break/> <text:s/>`bankcard` varchar(200) NOT NULL,<text:line-break/> <text:s/>`account_number` varchar(50) NOT NULL DEFAULT '' COMMENT 'account_number',<text:line-break/> <text:s/>`sort` int(11) unsigned DEFAULT '0',<text:line-break/> <text:s/>`addtime` int(11) unsigned NOT NULL,<text:line-break/> <text:s/>`endtime` int(11) unsigned DEFAULT '0',<text:line-break/> <text:s/>`status` int(4) NOT NULL,<text:line-break/> <text:s/>`type` tinyint(3) NOT NULL DEFAULT '1' COMMENT '类型:1银行卡，2支付卡',<text:line-break/> <text:s/>PRIMARY KEY (`id`),<text:line-break/> <text:s/>KEY `userid` (`userid`),<text:line-break/> <text:s/>KEY `status` (`status`)<text:line-break/>) ENGINE=InnoDB AUTO_INCREMENT=193 DEFAULT CHARSET=utf8 COMMENT='提现记录表';</text:p>
          </table:table-cell>
        </table:table-row>
      </table:table>
      <text:p text:style-name="P6"/>
      <text:p text:style-name="P6"/>
      <text:p text:style-name="P6">虚拟币充值记录表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4">CREATE TABLE `coin_myzr` (<text:line-break/> <text:s/>`id` int(11) unsigned NOT NULL AUTO_INCREMENT,<text:line-break/> <text:s/>`userid` int(11) unsigned NOT NULL,<text:line-break/> <text:s/>`username` varchar(200) NOT NULL,<text:line-break/> <text:s/>`coinname` varchar(200) NOT NULL,<text:line-break/> <text:s/>`from_user` varchar(30) NOT NULL DEFAULT '' COMMENT '转入从哪个用户来（内部转账，真实姓名）',<text:line-break/><text:soft-page-break/> <text:s/>`txid` varchar(200) NOT NULL,<text:line-break/> <text:s/>`payment_code` varchar(60) NOT NULL DEFAULT '' COMMENT '站内收款码',<text:line-break/> <text:s/>`num` decimal(20,8) unsigned NOT NULL,<text:line-break/> <text:s/>`mum` decimal(20,8) unsigned NOT NULL,<text:line-break/> <text:s/>`fee` decimal(20,8) NOT NULL,<text:line-break/> <text:s/>`balance` decimal(20,8) NOT NULL DEFAULT '0.00000000' COMMENT '币种余额',<text:line-break/> <text:s/>`sort` int(11) unsigned DEFAULT '0',<text:line-break/> <text:s/>`addtime` int(11) unsigned NOT NULL,<text:line-break/> <text:s/>`endtime` int(11) unsigned DEFAULT '0',<text:line-break/> <text:s/>`type` tinyint(1) NOT NULL DEFAULT '0' COMMENT '转入类型1内部转入，2外部转入',<text:line-break/> <text:s/>`status` int(4) DEFAULT '0' COMMENT '状态:0处理中，1完成',<text:line-break/> <text:s/>PRIMARY KEY (`id`),<text:line-break/> <text:s/>KEY `status` (`status`),<text:line-break/> <text:s/>KEY `userid` (`userid`),<text:line-break/> <text:s/>KEY `coinname` (`coinname`)<text:line-break/>) ENGINE=InnoDB AUTO_INCREMENT=67 DEFAULT CHARSET=utf8;</text:p>
          </table:table-cell>
        </table:table-row>
      </table:table>
      <text:p text:style-name="P6"/>
      <text:p text:style-name="P6"/>
      <text:p text:style-name="P6"/>
      <text:p text:style-name="P6">虚拟币转出手续费记录表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">CREATE TABLE `coin_myzc_fee` (<text:line-break/> <text:s/>`id` int(11) unsigned NOT NULL AUTO_INCREMENT,<text:line-break/> <text:s/>`userid` int(11) unsigned NOT NULL,<text:line-break/> <text:s/>`username` varchar(200) COLLATE utf8_unicode_ci NOT NULL,<text:line-break/> <text:s/>`coinname` varchar(200) COLLATE utf8_unicode_ci NOT NULL,<text:line-break/> <text:s/>`txid` varchar(200) COLLATE utf8_unicode_ci NOT NULL,<text:line-break/> <text:s/>`type` varchar(200) COLLATE utf8_unicode_ci NOT NULL,<text:line-break/> <text:s/>`fee` decimal(20,8) NOT NULL,<text:line-break/> <text:s/>`num` decimal(20,8) unsigned NOT NULL,<text:line-break/> <text:s/>`mum` decimal(20,8) unsigned NOT NULL,<text:line-break/> <text:s/>`sort` int(11) unsigned NOT NULL,<text:line-break/> <text:s/>`addtime` int(11) unsigned NOT NULL,<text:line-break/> <text:s/>`endtime` int(11) unsigned NOT NULL,<text:line-break/> <text:s/>`status` int(4) NOT NULL,<text:line-break/> <text:s/>PRIMARY KEY (`id`),<text:line-break/> <text:s/>KEY `status` (`status`)<text:line-break/>) ENGINE=InnoDB AUTO_INCREMENT=7 DEFAULT CHARSET=utf8 COLLATE=utf8_unicode_ci;</text:p>
          </table:table-cell>
        </table:table-row>
      </table:table>
      <text:p text:style-name="P6"/>
      <text:p text:style-name="P6"><text:soft-page-break/></text:p>
      <text:p text:style-name="P6">虚拟币充值记录表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">CREATE TABLE `coin_myzr` (<text:line-break/> <text:s/>`id` int(11) unsigned NOT NULL AUTO_INCREMENT,<text:line-break/> <text:s/>`userid` int(11) unsigned NOT NULL,<text:line-break/> <text:s/>`username` varchar(200) NOT NULL,<text:line-break/> <text:s/>`coinname` varchar(200) NOT NULL,<text:line-break/> <text:s/>`from_user` varchar(30) NOT NULL DEFAULT '' COMMENT '转入从哪个用户来（内部转账，真实姓名）',<text:line-break/> <text:s/>`txid` varchar(200) NOT NULL,<text:line-break/> <text:s/>`payment_code` varchar(60) NOT NULL DEFAULT '' COMMENT '站内收款码',<text:line-break/> <text:s/>`num` decimal(20,8) unsigned NOT NULL,<text:line-break/> <text:s/>`mum` decimal(20,8) unsigned NOT NULL,<text:line-break/> <text:s/>`fee` decimal(20,8) NOT NULL,<text:line-break/> <text:s/>`balance` decimal(20,8) NOT NULL DEFAULT '0.00000000' COMMENT '币种余额',<text:line-break/> <text:s/>`sort` int(11) unsigned DEFAULT '0',<text:line-break/> <text:s/>`addtime` int(11) unsigned NOT NULL,<text:line-break/> <text:s/>`endtime` int(11) unsigned DEFAULT '0',<text:line-break/> <text:s/>`type` tinyint(1) NOT NULL DEFAULT '0' COMMENT '转入类型1内部转入，2外部转入',<text:line-break/> <text:s/>`status` int(4) DEFAULT '0' COMMENT '状态:0处理中，1完成',<text:line-break/> <text:s/>PRIMARY KEY (`id`),<text:line-break/> <text:s/>KEY `status` (`status`),<text:line-break/> <text:s/>KEY `userid` (`userid`),<text:line-break/> <text:s/>KEY `coinname` (`coinname`)<text:line-break/>) ENGINE=InnoDB AUTO_INCREMENT=67 DEFAULT CHARSET=utf8;</text:p>
          </table:table-cell>
        </table:table-row>
      </table:table>
      <text:p text:style-name="P6"/>
      <text:p text:style-name="P6"/>
      <text:p text:style-name="P6"/>
      <text:p text:style-name="P6"/>
      <text:p text:style-name="P6">用户虚拟币充值地址表，从地址池分配之后进入这里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4">CREATE TABLE `coin_user_coin_addr` (<text:line-break/> <text:s/>`id` int(11) NOT NULL AUTO_INCREMENT,<text:line-break/> <text:s/>`user_id` int(11) NOT NULL COMMENT '用户id',<text:line-break/> <text:s/>`username` varchar(50) COLLATE utf8mb4_unicode_ci NOT NULL COMMENT '用户名',<text:line-break/> <text:s/>`coin_name` varchar(50) COLLATE utf8mb4_unicode_ci NOT NULL DEFAULT '' COMMENT '钱包名称',<text:line-break/> <text:s/>`addr` varchar(200) COLLATE utf8mb4_unicode_ci NOT NULL COMMENT '平台zcash钱包地址',<text:line-break/> <text:s/>`status` tinyint(1) NOT NULL DEFAULT '1' COMMENT '状态 1:正常 <text:s/>0:停用',<text:line-break/> <text:s/>`payment_id` varchar(200) COLLATE utf8mb4_unicode_ci DEFAULT '' COMMENT '钱包payment id',<text:line-break/><text:soft-page-break/> <text:s/>`standard_address` varchar(200) COLLATE utf8mb4_unicode_ci DEFAULT NULL COMMENT '分离地址',<text:line-break/> <text:s/>PRIMARY KEY (`id`),<text:line-break/> <text:s/>KEY `address` (`addr`(191)) USING BTREE COMMENT '地址索引'<text:line-break/>) ENGINE=InnoDB AUTO_INCREMENT=15 DEFAULT CHARSET=utf8mb4 COLLATE=utf8mb4_unicode_ci COMMENT='用户钱包地址（增对特殊币种）';</text:p>
          </table:table-cell>
        </table:table-row>
      </table:table>
      <text:p text:style-name="P6"/>
      <text:p text:style-name="P6"/>
      <text:p text:style-name="P6"/>
      <text:p text:style-name="P6">用户资产表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4">CREATE TABLE `coin_user_coin_balance` (<text:line-break/> <text:s/>`id` int(11) NOT NULL AUTO_INCREMENT,<text:line-break/> <text:s/>`user_id` int(11) NOT NULL COMMENT '用户id',<text:line-break/> <text:s/>`coin_id` int(11) NOT NULL COMMENT '币种id',<text:line-break/> <text:s/>`coin` varchar(255) NOT NULL COMMENT '币种名称',<text:line-break/> <text:s/>`usable` decimal(20,8) unsigned NOT NULL DEFAULT '0.00000000' COMMENT '可用金额',<text:line-break/> <text:s/>`freeze` decimal(20,8) unsigned NOT NULL DEFAULT '0.00000000' COMMENT '冻结金额',<text:line-break/> <text:s/>`lockup` decimal(20,8) unsigned NOT NULL DEFAULT '0.00000000' COMMENT '锁仓',<text:line-break/> <text:s/>`add_time` int(11) NOT NULL DEFAULT '0' COMMENT '创建时间',<text:line-break/> <text:s/>`status` tinyint(1) NOT NULL DEFAULT '1' COMMENT '状态 1：正常 0 禁用',<text:line-break/> <text:s/>PRIMARY KEY (`id`),<text:line-break/> <text:s/>KEY `user_coin_id` (`user_id`,`coin_id`) USING BTREE,<text:line-break/> <text:s/>KEY `coin` (`coin`) USING BTREE<text:line-break/>) ENGINE=InnoDB AUTO_INCREMENT=2038 DEFAULT CHARSET=utf8;</text:p>
          </table:table-cell>
        </table:table-row>
      </table:table>
      <text:p text:style-name="P6"/>
      <text:p text:style-name="P6"/>
      <text:p text:style-name="P6"/>
      <text:p text:style-name="P6"/>
      <text:p text:style-name="P6">用户资产快照表，每天23点会有一次快照的记录存入这里，后台财务使用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4">CREATE TABLE `coin_user_coin_balance_snapshot` (<text:line-break/> <text:s/>`id` int(30) NOT NULL AUTO_INCREMENT,<text:line-break/> <text:s/>`coin` varchar(30) DEFAULT NULL,<text:line-break/> <text:s/>`user_id` int(11) DEFAULT NULL COMMENT '用户id',<text:line-break/> <text:s/>`usable` decimal(20,8) unsigned DEFAULT NULL COMMENT '可以资产',<text:line-break/> <text:s/>`freeze` decimal(20,8) unsigned DEFAULT NULL COMMENT '冻结资产',<text:line-break/> <text:s/>`lockup` decimal(20,8) DEFAULT NULL COMMENT '锁仓资产',<text:line-break/><text:soft-page-break/> <text:s/>`add_time` int(11) DEFAULT NULL COMMENT '快照时间',<text:line-break/> <text:s/>PRIMARY KEY (`id`)<text:line-break/>) ENGINE=InnoDB DEFAULT CHARSET=utf8 COMMENT='用户资产快照表';</text:p>
          </table:table-cell>
        </table:table-row>
      </table:table>
      <text:p text:style-name="P6"/>
      <text:p text:style-name="P6"/>
      <text:p text:style-name="P6"/>
      <text:p text:style-name="P6"/>
      <text:p text:style-name="P6">用户绑定的钱包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4">CREATE TABLE `coin_user_qianbao` (<text:line-break/> <text:s/>`id` int(11) unsigned NOT NULL AUTO_INCREMENT,<text:line-break/> <text:s/>`userid` int(11) unsigned NOT NULL,<text:line-break/> <text:s/>`coinname` varchar(200) NOT NULL,<text:line-break/> <text:s/>`name` varchar(200) NOT NULL,<text:line-break/> <text:s/>`addr` varchar(200) NOT NULL,<text:line-break/> <text:s/>`payment_id` varchar(200) NOT NULL DEFAULT '' COMMENT '分离地址用户付款id',<text:line-break/> <text:s/>`sort` int(11) unsigned NOT NULL,<text:line-break/> <text:s/>`addtime` int(11) unsigned NOT NULL,<text:line-break/> <text:s/>`endtime` int(11) unsigned NOT NULL,<text:line-break/> <text:s/>`status` int(4) NOT NULL,<text:line-break/> <text:s/>PRIMARY KEY (`id`),<text:line-break/> <text:s/>KEY `status` (`status`),<text:line-break/> <text:s/>KEY `userid` (`userid`),<text:line-break/> <text:s/>KEY `coinname` (`coinname`)<text:line-break/>) ENGINE=InnoDB AUTO_INCREMENT=11 DEFAULT CHARSET=utf8 ROW_FORMAT=DYNAMIC COMMENT='用户钱包表';</text:p>
          </table:table-cell>
        </table:table-row>
      </table:table>
      <text:p text:style-name="P1"/>
      <text:p text:style-name="P1"/>
      <text:p text:style-name="P1"/>
      <text:p text:style-name="P6">用户站内转账码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4">CREATE TABLE `coin_user_transfer_code` (<text:line-break/> <text:s/>`id` int(10) unsigned NOT NULL AUTO_INCREMENT COMMENT '主键',<text:line-break/> <text:s/>`userid` int(10) unsigned DEFAULT '0' COMMENT '用户id',<text:line-break/> <text:s/>`code` char(36) DEFAULT '' COMMENT '付款码',<text:line-break/> <text:s/>`qrcode` varchar(200) DEFAULT '' COMMENT '二维码',<text:line-break/> <text:s/>`type` tinyint(3) unsigned DEFAULT '0' COMMENT '0永久收款码，1临时收款码',<text:line-break/> <text:s/>`expire_time` int(10) unsigned DEFAULT '0' COMMENT '失效时间',<text:line-break/> <text:s/>`coinname` varchar(64) DEFAULT '' COMMENT '币种名称',<text:line-break/><text:soft-page-break/> <text:s/>`num` decimal(20,8) NOT NULL DEFAULT '0.00000000' COMMENT '数量',<text:line-break/> <text:s/>`money` decimal(20,8) unsigned DEFAULT '0.00000000' COMMENT '金额',<text:line-break/> <text:s/>`updatetime` int(10) unsigned DEFAULT '0' COMMENT '更新时间',<text:line-break/> <text:s/>`addtime` int(10) unsigned DEFAULT '0' COMMENT '添加时间',<text:line-break/> <text:s/>PRIMARY KEY (`id`),<text:line-break/> <text:s/>UNIQUE KEY `idx_code` (`code`)<text:line-break/>) ENGINE=InnoDB AUTO_INCREMENT=46 DEFAULT CHARSET=utf8 COMMENT='用户转帐码';</text:p>
          </table:table-cell>
        </table:table-row>
      </table:table>
      <text:p text:style-name="P6"/>
      <text:p text:style-name="P1"/>
      <text:p text:style-name="P1"/>
      <text:p text:style-name="P6">用户visa卡表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">CREATE TABLE `coin_user_visa` (<text:line-break/> <text:s/>`id` int(10) unsigned NOT NULL AUTO_INCREMENT COMMENT '主键',<text:line-break/> <text:s/>`userid` int(10) unsigned DEFAULT '0' COMMENT '用户id',<text:line-break/> <text:s/>`account_number` varchar(10) DEFAULT '' COMMENT 'account_number',<text:line-break/> <text:s/>`consumer_id` varchar(30) DEFAULT '' COMMENT 'consumer_id',<text:line-break/> <text:s/>`has_card` tinyint(1) DEFAULT '1' COMMENT '是否有卡 <text:s/>0 无卡 1：有卡',<text:line-break/> <text:s/>`card_id` varchar(32) DEFAULT '' COMMENT 'card_id',<text:line-break/> <text:s/>`sort_code` varchar(6) DEFAULT '' COMMENT 'sort_code',<text:line-break/> <text:s/>`bic` varchar(11) DEFAULT NULL COMMENT 'bic',<text:line-break/> <text:s/>`iban` varchar(34) DEFAULT NULL COMMENT 'iban',<text:line-break/> <text:s/>`coinname` varchar(50) DEFAULT '' COMMENT '币种',<text:line-break/> <text:s/>`status` tinyint(3) unsigned DEFAULT '0' COMMENT '0默认，1正常，2pin尝试过度，3未激活，4过期，其他异常',<text:line-break/> <text:s/>`enabled` tinyint(3) unsigned DEFAULT '0' COMMENT '0禁用，1启用',<text:line-break/> <text:s/>`bank_card` varchar(50) DEFAULT '' COMMENT '银行卡',<text:line-break/> <text:s/>`last_four` char(4) DEFAULT '' COMMENT '最后四位',<text:line-break/> <text:s/>`expire_time` char(5) DEFAULT '' COMMENT '有效期(03/19)',<text:line-break/> <text:s/>`updatetime` int(10) unsigned DEFAULT '0' COMMENT '更新时间',<text:line-break/> <text:s/>`addtime` int(10) unsigned DEFAULT '0' COMMENT '添加时间',<text:line-break/> <text:s/>`account_status` varchar(10) DEFAULT '0' COMMENT '消费者账户状态',<text:line-break/> <text:s/>PRIMARY KEY (`id`)<text:line-break/>) ENGINE=InnoDB AUTO_INCREMENT=516 DEFAULT CHARSET=utf8 COMMENT='用户VISA卡';</text:p>
          </table:table-cell>
        </table:table-row>
      </table:table>
      <text:p text:style-name="P6"/>
      <text:p text:style-name="P6"/>
      <text:p text:style-name="P6">用户visa卡交易记录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">CREATE TABLE `coin_user_visa_log` (<text:line-break/><text:soft-page-break/> <text:s/>`id` int(10) unsigned NOT NULL AUTO_INCREMENT COMMENT '主键',<text:line-break/> <text:s/>`userid` int(10) unsigned DEFAULT '0' COMMENT '用户id',<text:line-break/> <text:s/>`currency` varchar(10) DEFAULT '' COMMENT '币种',<text:line-break/> <text:s/>`type` tinyint(1) NOT NULL DEFAULT '1' COMMENT '类型:1收入,2支出',<text:line-break/> <text:s/>`transaction_type` int(10) unsigned DEFAULT '0' COMMENT '类型',<text:line-break/> <text:s/>`from_account_number` varchar(10) DEFAULT '' COMMENT 'from_account_number',<text:line-break/> <text:s/>`from_sort_code` varchar(6) DEFAULT '' COMMENT 'from_sort_code',<text:line-break/> <text:s/>`to_account_number` varchar(10) DEFAULT '' COMMENT 'to_account_number',<text:line-break/> <text:s/>`to_sort_code` varchar(6) DEFAULT '' COMMENT 'to_sort_code',<text:line-break/> <text:s/>`transaction_id` varchar(32) DEFAULT '' COMMENT 'transaction_id',<text:line-break/> <text:s/>`amount` decimal(20,2) unsigned NOT NULL DEFAULT '0.00' COMMENT '金额',<text:line-break/> <text:s/>`from_balance` decimal(20,2) unsigned NOT NULL DEFAULT '0.00' COMMENT 'from剩余金额',<text:line-break/> <text:s/>`to_balance` decimal(20,2) unsigned NOT NULL DEFAULT '0.00' COMMENT 'to剩余金额',<text:line-break/> <text:s/>`settlement_date` varchar(50) DEFAULT '' COMMENT '时间',<text:line-break/> <text:s/>`description` varchar(600) NOT NULL DEFAULT '',<text:line-break/> <text:s/>`content` text COMMENT 'json内容',<text:line-break/> <text:s/>`addtime` int(10) unsigned DEFAULT '0' COMMENT '添加时间',<text:line-break/> <text:s/>PRIMARY KEY (`id`)<text:line-break/>) ENGINE=InnoDB AUTO_INCREMENT=48 DEFAULT CHARSET=utf8 COMMENT='用户VISA卡消费记录';</text:p>
          </table:table-cell>
        </table:table-row>
      </table:table>
      <text:p text:style-name="P6"/>
      <text:p text:style-name="P6"/>
      <text:p text:style-name="P6"/>
      <text:p text:style-name="P6">用户资产站内转出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">CREATE TABLE `coin_znzc` (<text:line-break/> <text:s/>`id` int(11) unsigned NOT NULL AUTO_INCREMENT,<text:line-break/> <text:s/>`userid` int(11) unsigned DEFAULT '0' COMMENT '用户Id',<text:line-break/> <text:s/>`accept_user` varchar(30) DEFAULT '' COMMENT '接收人姓名',<text:line-break/> <text:s/>`accept_uid` int(11) DEFAULT '0' COMMENT '接收人id',<text:line-break/> <text:s/>`coinname` varchar(200) DEFAULT '' COMMENT '币种',<text:line-break/> <text:s/>`code` varchar(200) DEFAULT '' COMMENT '转账码',<text:line-break/> <text:s/>`num` decimal(20,8) unsigned DEFAULT '0.00000000' COMMENT '数量',<text:line-break/> <text:s/>`fee` decimal(20,8) unsigned DEFAULT '0.00000000' COMMENT '手续费',<text:line-break/> <text:s/>`mum` decimal(20,8) unsigned DEFAULT '0.00000000' COMMENT '到账',<text:line-break/> <text:s/>`addtime` int(11) unsigned DEFAULT '0' COMMENT '时间',<text:line-break/> <text:s/>`endtime` int(11) unsigned DEFAULT '0' COMMENT '时间',<text:line-break/> <text:s/>`status` int(3) DEFAULT '0' COMMENT '状态',<text:line-break/><text:soft-page-break/> <text:s/>PRIMARY KEY (`id`)<text:line-break/>) ENGINE=InnoDB AUTO_INCREMENT=4 DEFAULT CHARSET=utf8;</text:p>
          </table:table-cell>
        </table:table-row>
      </table:table>
      <text:p text:style-name="P6"/>
      <text:p text:style-name="P6"/>
      <text:p text:style-name="P6">用户资产站内转入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">CREATE TABLE `coin_znzr` (<text:line-break/> <text:s/>`id` int(11) unsigned NOT NULL AUTO_INCREMENT,<text:line-break/> <text:s/>`userid` int(11) unsigned DEFAULT '0' COMMENT '用户Id',<text:line-break/> <text:s/>`from_user` varchar(30) DEFAULT '' COMMENT '转入人姓名',<text:line-break/> <text:s/>`from_uid` int(11) DEFAULT '0' COMMENT '转入人id',<text:line-break/> <text:s/>`coinname` varchar(200) DEFAULT '' COMMENT '币种',<text:line-break/> <text:s/>`code` varchar(200) DEFAULT '' COMMENT '转账码',<text:line-break/> <text:s/>`num` decimal(20,8) unsigned DEFAULT '0.00000000' COMMENT '数量',<text:line-break/> <text:s/>`fee` decimal(20,8) unsigned DEFAULT '0.00000000' COMMENT '手续费',<text:line-break/> <text:s/>`mum` decimal(20,8) unsigned DEFAULT '0.00000000' COMMENT '到账',<text:line-break/> <text:s/>`addtime` int(11) unsigned DEFAULT '0' COMMENT '时间',<text:line-break/> <text:s/>`endtime` int(11) unsigned DEFAULT '0' COMMENT '时间',<text:line-break/> <text:s/>`status` int(3) DEFAULT '0' COMMENT '状态',<text:line-break/> <text:s/>PRIMARY KEY (`id`)<text:line-break/>) ENGINE=InnoDB AUTO_INCREMENT=6 DEFAULT CHARSET=utf8;</text:p>
          </table:table-cell>
        </table:table-row>
      </table:table>
      <text:p text:style-name="P6"/>
      <text:p text:style-name="P1"/>
      <text:p text:style-name="P1"/>
      <text:p text:style-name="P1"/>
      <text:p text:style-name="P1"/>
      <text:h text:style-name="P10" text:outline-level="3">Trade</text:h>
      <text:p text:style-name="Text_20_body"/>
      <text:p text:style-name="Text_20_body"/>
      <text:p text:style-name="Table_20_Contents">推荐奖励表，推荐的用户，进行的交易产生的奖励会在这里体现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">CREATE TABLE `coin_invit` (<text:line-break/> <text:s/>`id` int(11) unsigned NOT NULL AUTO_INCREMENT,<text:line-break/> <text:s/>`userid` int(11) unsigned NOT NULL,<text:line-break/> <text:s/>`invit` int(11) unsigned NOT NULL,<text:line-break/><text:soft-page-break/> <text:s/>`name` varchar(50) NOT NULL,<text:line-break/> <text:s/>`type` varchar(50) NOT NULL,<text:line-break/> <text:s/>`coinname` varchar(30) NOT NULL COMMENT '奖励币种名称',<text:line-break/> <text:s/>`num` decimal(20,8) unsigned NOT NULL,<text:line-break/> <text:s/>`mum` decimal(20,8) unsigned NOT NULL,<text:line-break/> <text:s/>`fee` decimal(20,8) unsigned NOT NULL,<text:line-break/> <text:s/>`sort` int(11) unsigned NOT NULL,<text:line-break/> <text:s/>`addtime` int(11) unsigned NOT NULL,<text:line-break/> <text:s/>`endtime` int(11) unsigned NOT NULL,<text:line-break/> <text:s/>`status` tinyint(4) NOT NULL,<text:line-break/> <text:s/>PRIMARY KEY (`id`),<text:line-break/> <text:s/>KEY `userid` (`userid`),<text:line-break/> <text:s/>KEY `invit` (`invit`),<text:line-break/> <text:s/>KEY `status` (`status`)<text:line-break/>) ENGINE=InnoDB AUTO_INCREMENT=115 DEFAULT CHARSET=utf8 COMMENT='推广奖励表';</text:p>
          </table:table-cell>
        </table:table-row>
      </table:table>
      <text:p text:style-name="Text_20_body"/>
      <text:p text:style-name="Text_20_body"/>
      <text:p text:style-name="P6">推荐邀请电话记录表，用于邀请他人进行电话绑定，在注册的时候通过此电话进行注册的账户，主动绑定邀请关系</text:p>
      <table:table table:name="Table57" table:style-name="Table57">
        <table:table-column table:style-name="Table57.A"/>
        <table:table-row>
          <table:table-cell table:style-name="Table57.A1" office:value-type="string">
            <text:p text:style-name="P4">CREATE TABLE `coin_invit_tel` (<text:line-break/> <text:s/>`id` int(10) NOT NULL AUTO_INCREMENT COMMENT '自增id',<text:line-break/> <text:s/>`tel` varchar(20) COLLATE utf8_unicode_ci NOT NULL COMMENT '手机号码',<text:line-break/> <text:s/>`invit_id` int(11) NOT NULL COMMENT '推荐人id',<text:line-break/> <text:s/>PRIMARY KEY (`id`),<text:line-break/> <text:s/>UNIQUE KEY `tel` (`tel`) USING BTREE<text:line-break/>) ENGINE=InnoDB AUTO_INCREMENT=10 DEFAULT CHARSET=utf8 COLLATE=utf8_unicode_ci COMMENT='推荐绑定手机';</text:p>
          </table:table-cell>
        </table:table-row>
      </table:table>
      <text:p text:style-name="P6"/>
      <text:p text:style-name="P6"/>
      <text:p text:style-name="P6"/>
      <text:p text:style-name="P6"/>
      <text:p text:style-name="P6">市场配置表，配置我们平台所有的交易市场</text:p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">CREATE TABLE `coin_market` (<text:line-break/> <text:s/>`id` int(11) unsigned NOT NULL AUTO_INCREMENT,<text:line-break/> <text:s/>`name` varchar(50) NOT NULL,<text:line-break/> <text:s/>`round` varchar(255) NOT NULL,<text:line-break/> <text:s/>`round_buy_sell_num` int(11) NOT NULL DEFAULT '8' COMMENT '可买(卖)小数位数',<text:line-break/> <text:s/>`fee_buy` varchar(255) NOT NULL,<text:line-break/> <text:s/>`fee_sell` varchar(255) NOT NULL,<text:line-break/> <text:s/>`fee_user_id` int(11) DEFAULT '0' COMMENT '手续费保存用户',<text:line-break/> <text:s/>`buy_min` varchar(255) NOT NULL,<text:line-break/> <text:s/>`buy_max` varchar(255) NOT NULL,<text:line-break/> <text:s/>`sell_min` varchar(255) NOT NULL,<text:line-break/> <text:s/>`sell_max` varchar(255) NOT NULL,<text:line-break/> <text:s/>`trade_min` varchar(255) NOT NULL,<text:line-break/> <text:s/>`trade_max` varchar(255) NOT NULL,<text:line-break/> <text:s/>`invit_buy` varchar(50) NOT NULL,<text:line-break/> <text:s/>`invit_sell` varchar(50) NOT NULL,<text:line-break/> <text:s/>`invit_1` varchar(50) NOT NULL,<text:line-break/> <text:s/>`invit_2` varchar(50) NOT NULL,<text:line-break/> <text:s/>`invit_3` varchar(50) NOT NULL,<text:line-break/> <text:s/>`zhang` varchar(255) NOT NULL,<text:line-break/> <text:s/>`die` varchar(255) NOT NULL,<text:line-break/> <text:s/>`hou_price` varchar(255) NOT NULL,<text:line-break/> <text:s/>`tendency` varchar(1000) NOT NULL,<text:line-break/> <text:s/>`trade` int(11) unsigned NOT NULL,<text:line-break/> <text:s/>`new_price` decimal(20,8) unsigned NOT NULL,<text:line-break/> <text:s/>`buy_price` decimal(20,8) unsigned NOT NULL,<text:line-break/> <text:s/>`sell_price` decimal(20,8) unsigned NOT NULL,<text:line-break/> <text:s/>`min_price` decimal(20,8) unsigned NOT NULL,<text:line-break/> <text:s/>`max_price` decimal(20,8) unsigned NOT NULL,<text:line-break/> <text:s/>`volume` decimal(20,8) unsigned NOT NULL,<text:line-break/> <text:s/>`change` decimal(20,8) NOT NULL,<text:line-break/> <text:s/>`api_min` decimal(20,8) unsigned NOT NULL,<text:line-break/> <text:s/>`api_max` decimal(20,8) unsigned NOT NULL,<text:line-break/> <text:s/>`sort` int(11) unsigned NOT NULL DEFAULT '0',<text:line-break/> <text:s/>`addtime` int(11) unsigned NOT NULL,<text:line-break/> <text:s/>`endtime` int(11) unsigned NOT NULL,<text:line-break/> <text:s/>`status` tinyint(4) NOT NULL,<text:line-break/> <text:s/>PRIMARY KEY (`id`),<text:line-break/> <text:s/>KEY `name` (`name`)<text:line-break/>) ENGINE=InnoDB AUTO_INCREMENT=130 DEFAULT CHARSET=utf8 ROW_FORMAT=DYNAMIC COMMENT='行情配置表';</text:p>
          </table:table-cell>
        </table:table-row>
      </table:table>
      <text:p text:style-name="P6"/>
      <text:p text:style-name="P6"><text:soft-page-break/></text:p>
      <text:p text:style-name="Table_20_Contents"/>
      <text:p text:style-name="P3"/>
      <text:h text:style-name="Heading_20_3" text:outline-level="3">Trading</text:h>
      <text:p text:style-name="Text_20_body"/>
      <text:p text:style-name="Text_20_body"/>
      <text:p text:style-name="Text_20_body"/>
      <text:p text:style-name="Text_20_body"/>
      <text:p text:style-name="Table_20_Contents">交易表（量最大的表），有对应的日表分离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4">CREATE TABLE `coin_trade` (<text:line-break/> <text:s/>`id` int(11) unsigned NOT NULL AUTO_INCREMENT,<text:line-break/> <text:s/>`userid` int(11) unsigned NOT NULL,<text:line-break/> <text:s/>`market` varchar(50) NOT NULL,<text:line-break/> <text:s/>`price` decimal(20,8) unsigned NOT NULL,<text:line-break/> <text:s/>`num` decimal(20,8) unsigned NOT NULL,<text:line-break/> <text:s/>`deal` decimal(20,8) unsigned NOT NULL DEFAULT '0.00000000',<text:line-break/> <text:s/>`mum` decimal(20,8) unsigned NOT NULL,<text:line-break/> <text:s/>`fee` decimal(20,8) unsigned NOT NULL,<text:line-break/> <text:s/>`deal_fee` decimal(20,8) NOT NULL DEFAULT '0.00000000' COMMENT '真实手续费',<text:line-break/> <text:s/>`type` tinyint(2) unsigned NOT NULL,<text:line-break/> <text:s/>`sort` int(11) unsigned NOT NULL,<text:line-break/> <text:s/>`addtime` int(11) unsigned NOT NULL,<text:line-break/> <text:s/>`updatetime` int(11) NOT NULL DEFAULT '0' COMMENT '更新时间',<text:line-break/> <text:s/>`endtime` int(11) unsigned NOT NULL,<text:line-break/> <text:s/>`status` tinyint(2) NOT NULL,<text:line-break/> <text:s/>PRIMARY KEY (`id`),<text:line-break/> <text:s/>KEY `userid` (`userid`),<text:line-break/> <text:s/>KEY `market` (`market`,`type`,`status`),<text:line-break/> <text:s/>KEY `num` (`num`,`deal`),<text:line-break/> <text:s/>KEY `status` (`status`),<text:line-break/> <text:s/>KEY `market_2` (`market`)<text:line-break/>) ENGINE=InnoDB AUTO_INCREMENT=1685 DEFAULT CHARSET=utf8 COMMENT='交易下单表'</text:p>
          </table:table-cell>
        </table:table-row>
      </table:table>
      <text:p text:style-name="Text_20_body"/>
      <text:p text:style-name="P1"><text:soft-page-break/></text:p>
      <text:h text:style-name="Heading_20_3" text:outline-level="3">Traded</text:h>
      <text:p text:style-name="P3"/>
      <text:p text:style-name="P6"/>
      <text:p text:style-name="P6">市场每天交易情况（交易量，总额，手续费）</text:p>
      <table:table table:name="Table55" table:style-name="Table55">
        <table:table-column table:style-name="Table55.A"/>
        <table:table-row>
          <table:table-cell table:style-name="Table55.A1" office:value-type="string">
            <text:p text:style-name="P4">CREATE TABLE `coin_market_json` (<text:line-break/> <text:s/>`id` int(11) unsigned NOT NULL AUTO_INCREMENT,<text:line-break/> <text:s/>`name` varchar(100) COLLATE utf8_unicode_ci NOT NULL,<text:line-break/> <text:s/>`data` varchar(500) COLLATE utf8_unicode_ci NOT NULL,<text:line-break/> <text:s/>`type` varchar(100) COLLATE utf8_unicode_ci NOT NULL,<text:line-break/> <text:s/>`sort` int(11) unsigned NOT NULL,<text:line-break/> <text:s/>`addtime` int(11) unsigned NOT NULL,<text:line-break/> <text:s/>`endtime` int(11) unsigned NOT NULL,<text:line-break/> <text:s/>`status` int(4) NOT NULL,<text:line-break/> <text:s/>PRIMARY KEY (`id`),<text:line-break/> <text:s/>KEY `status` (`status`)<text:line-break/>) ENGINE=InnoDB AUTO_INCREMENT=78 DEFAULT CHARSET=utf8 COLLATE=utf8_unicode_ci ROW_FORMAT=DYNAMIC;</text:p>
          </table:table-cell>
        </table:table-row>
      </table:table>
      <text:p text:style-name="P6"/>
      <text:p text:style-name="P6"/>
      <text:p text:style-name="P6"/>
      <text:p text:style-name="Text_20_body"/>
      <text:p text:style-name="Text_20_body"/>
      <text:p text:style-name="P2">coin_trade_chart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4">CREATE TABLE `coin_trade_chart` (<text:line-break/> <text:s/>`id` int(11) NOT NULL AUTO_INCREMENT,<text:line-break/> <text:s/>`market` varchar(100) DEFAULT '',<text:line-break/> <text:s/>`addtime` int(10) unsigned DEFAULT '0',<text:line-break/> <text:s/>`open` decimal(20,8) unsigned DEFAULT '0.00000000',<text:line-break/> <text:s/>`high` decimal(20,8) unsigned DEFAULT '0.00000000',<text:line-break/> <text:s/>`low` decimal(20,8) unsigned DEFAULT '0.00000000',<text:line-break/> <text:s/>`close` decimal(20,8) unsigned DEFAULT '0.00000000',<text:line-break/> <text:s/>`volume` decimal(20,8) unsigned DEFAULT '0.00000000',<text:line-break/> <text:s/>PRIMARY KEY (`id`),<text:line-break/> <text:s/>UNIQUE KEY `market_time` (`market`,`addtime`) USING HASH<text:line-break/>) ENGINE=InnoDB AUTO_INCREMENT=10356402 DEFAULT CHARSET=utf8 ROW_FORMAT=DYNAMIC;</text:p>
          </table:table-cell>
        </table:table-row>
      </table:table>
      <text:p text:style-name="P2"><text:soft-page-break/></text:p>
      <text:p text:style-name="Text_20_body"/>
      <text:p text:style-name="P2">coin_trade_json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4">CREATE TABLE `coin_trade_json` (<text:line-break/> <text:s/>`id` int(11) unsigned NOT NULL AUTO_INCREMENT,<text:line-break/> <text:s/>`market` varchar(100) NOT NULL,<text:line-break/> <text:s/>`data` varchar(500) NOT NULL,<text:line-break/> <text:s/>`type` varchar(100) NOT NULL,<text:line-break/> <text:s/>`addtime` int(11) unsigned NOT NULL,<text:line-break/> <text:s/>`status` int(4) NOT NULL,<text:line-break/> <text:s/>PRIMARY KEY (`id`),<text:line-break/> <text:s/>UNIQUE KEY `market` (`market`,`type`,`addtime`) USING BTREE<text:line-break/>) ENGINE=InnoDB AUTO_INCREMENT=3967650 DEFAULT CHARSET=utf8 ROW_FORMAT=DYNAMIC COMMENT='交易图表表';</text:p>
          </table:table-cell>
        </table:table-row>
      </table:table>
      <text:p text:style-name="Text_20_body"/>
      <text:p text:style-name="Text_20_body"/>
      <text:p text:style-name="Table_20_Contents">成交记录表，有对应的日表分离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4">CREATE TABLE `coin_trade_log` (<text:line-break/> <text:s/>`id` int(11) unsigned NOT NULL AUTO_INCREMENT,<text:line-break/> <text:s/>`userid` int(11) unsigned NOT NULL,<text:line-break/> <text:s/>`peerid` int(11) unsigned NOT NULL,<text:line-break/> <text:s/>`market` varchar(50) NOT NULL,<text:line-break/> <text:s/>`price` decimal(20,8) unsigned NOT NULL,<text:line-break/> <text:s/>`num` decimal(20,8) unsigned NOT NULL,<text:line-break/> <text:s/>`mum` decimal(20,8) unsigned NOT NULL,<text:line-break/> <text:s/>`fee_buy` decimal(20,8) unsigned NOT NULL,<text:line-break/> <text:s/>`fee_sell` decimal(20,8) unsigned NOT NULL,<text:line-break/> <text:s/>`type` tinyint(2) unsigned NOT NULL COMMENT '类型:1买入,2卖出',<text:line-break/> <text:s/>`sort` int(11) unsigned NOT NULL,<text:line-break/> <text:s/>`addtime` int(11) unsigned NOT NULL,<text:line-break/> <text:s/>`endtime` int(11) unsigned NOT NULL,<text:line-break/> <text:s/>`status` int(4) NOT NULL,<text:line-break/> <text:s/>`buy_id` int(11) unsigned NOT NULL DEFAULT '0' COMMENT '买方挂单id',<text:line-break/> <text:s/>`sell_id` int(11) unsigned NOT NULL DEFAULT '0' COMMENT '卖方挂单id',<text:line-break/> <text:s/>PRIMARY KEY (`id`),<text:line-break/> <text:s/>KEY `userid` (`userid`),<text:line-break/> <text:s/>KEY `peerid` (`peerid`),<text:line-break/> <text:s/>KEY `main` (`market`,`addtime`) USING BTREE<text:line-break/><text:soft-page-break/>) ENGINE=InnoDB AUTO_INCREMENT=34174 DEFAULT CHARSET=utf8</text:p>
          </table:table-cell>
        </table:table-row>
      </table:table>
      <text:p text:style-name="Text_20_body"/>
      <text:p text:style-name="Text_20_body"/>
      <text:p text:style-name="P1"/>
      <text:h text:style-name="Heading_20_3" text:outline-level="3">SA</text:h>
      <text:p text:style-name="Text_20_body"/>
      <text:p text:style-name="Text_20_body"/>
      <text:p text:style-name="Text_20_body"/>
      <text:p text:style-name="P1"/>
      <text:h text:style-name="Heading_20_3" text:outline-level="3">ExAssets</text:h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CREATE TABLE `coin_addr_pool` (<text:line-break/> <text:s/>`id` int(11) NOT NULL AUTO_INCREMENT COMMENT 'ID',<text:line-break/> <text:s/>`uid` int(11) NOT NULL DEFAULT '0' COMMENT '用户UID',<text:line-break/> <text:s/>`coin_id` int(11) NOT NULL DEFAULT '0' COMMENT '币种id',<text:line-break/> <text:s/>`coin_name` varchar(200) DEFAULT '' COMMENT '币种名称',<text:line-break/> <text:s/>`integration_addr` varchar(255) DEFAULT '' COMMENT '钱包集成地址',<text:line-break/> <text:s/>`sub_addr` varchar(255) DEFAULT '' COMMENT '钱包标准地址',<text:line-break/> <text:s/>`payment_id` int(11) NOT NULL DEFAULT '0',<text:line-break/> <text:s/>`ext` text COMMENT '拓展字段',<text:line-break/> <text:s/>`create_time` int(11) DEFAULT '0' COMMENT '创建时间',<text:line-break/> <text:s/>`update_time` int(11) DEFAULT '0' COMMENT '更新时间',<text:line-break/> <text:s/>PRIMARY KEY (`id`) USING BTREE,<text:line-break/> <text:s/>KEY `idx_coin_addr_pool` (`coin_id`,`integration_addr`) USING BTREE<text:line-break/>) ENGINE=InnoDB DEFAULT CHARSET=utf8 ROW_FORMAT=COMPACT COMMENT='钱包地址池';</text:p>
          </table:table-cell>
        </table:table-row>
      </table:table>
      <text:p text:style-name="P1"/>
      <text:p text:style-name="P1"/>
      <text:p text:style-name="P1"/>
      <text:h text:style-name="P10" text:outline-level="3"/>
      <text:p text:style-name="P1"/>
      <text:h text:style-name="P10" text:outline-level="3"><text:soft-page-break/>OTC</text:h>
      <text:p text:style-name="P1"/>
      <text:p text:style-name="P6">ctoc订单表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4">CREATE TABLE `coin_order` (<text:line-break/> <text:s/>`id` int(10) unsigned NOT NULL AUTO_INCREMENT COMMENT '主键',<text:line-break/> <text:s/>`orderid` char(15) DEFAULT '' COMMENT '订单号',<text:line-break/> <text:s/>`pay_type` int(10) DEFAULT '0' COMMENT '支付方式(求和)',<text:line-break/> <text:s/>`pay_uid` int(10) unsigned DEFAULT '0' COMMENT '用户id',<text:line-break/> <text:s/>`pay_user` varchar(64) DEFAULT '' COMMENT '用户名',<text:line-break/> <text:s/>`pay_status` tinyint(1) unsigned DEFAULT '0' COMMENT '打款状态',<text:line-break/> <text:s/>`pay_time` int(10) unsigned DEFAULT '0' COMMENT '打款时间',<text:line-break/> <text:s/>`accept_uid` int(10) unsigned DEFAULT '0' COMMENT '用户id',<text:line-break/> <text:s/>`accept_user` varchar(64) DEFAULT '' COMMENT '用户名',<text:line-break/> <text:s/>`accept_status` tinyint(1) unsigned DEFAULT '0' COMMENT '收款状态',<text:line-break/> <text:s/>`accept_time` int(10) unsigned DEFAULT '0' COMMENT '收款时间',<text:line-break/> <text:s/>`market_id` int(10) NOT NULL COMMENT '所属市场id',<text:line-break/> <text:s/>`task_id` int(10) unsigned DEFAULT '0' COMMENT 'task id',<text:line-break/> <text:s/>`coinname` varchar(64) DEFAULT '' COMMENT '币种名称',<text:line-break/> <text:s/>`currency` varchar(64) DEFAULT '' COMMENT '货币',<text:line-break/> <text:s/>`price` decimal(20,8) unsigned DEFAULT '0.00000000' COMMENT '单价',<text:line-break/> <text:s/>`money` decimal(20,8) unsigned DEFAULT '0.00000000' COMMENT '金额',<text:line-break/> <text:s/>`num` decimal(20,8) unsigned NOT NULL DEFAULT '0.00000000',<text:line-break/> <text:s/>`addtime` int(10) unsigned DEFAULT '0' COMMENT '添加时间',<text:line-break/> <text:s/>`is_cancel` tinyint(1) unsigned DEFAULT '0',<text:line-break/> <text:s/>`cancel_time` int(10) DEFAULT '0' COMMENT '取消时间',<text:line-break/> <text:s/>`remark` varchar(255) DEFAULT '' COMMENT '备注',<text:line-break/> <text:s/>`expire_time` int(10) unsigned DEFAULT '0' COMMENT '到期时间',<text:line-break/> <text:s/>`is_fed` tinyint(1) unsigned DEFAULT '0' COMMENT '投诉',<text:line-break/> <text:s/>PRIMARY KEY (`id`)<text:line-break/>) ENGINE=InnoDB AUTO_INCREMENT=19 DEFAULT CHARSET=utf8;</text:p>
          </table:table-cell>
        </table:table-row>
      </table:table>
      <text:p text:style-name="P6"/>
      <text:p text:style-name="P1"/>
      <text:p text:style-name="P6">ctoc订单申述表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4">CREATE TABLE `coin_order_fed` (<text:line-break/> <text:s/>`id` int(10) unsigned NOT NULL AUTO_INCREMENT COMMENT '主键',<text:line-break/><text:soft-page-break/> <text:s/>`userid` int(10) unsigned DEFAULT '0' COMMENT '用户id',<text:line-break/> <text:s/>`order_id` int(10) unsigned DEFAULT '0' COMMENT '订单id',<text:line-break/> <text:s/>`fed_content` varchar(1024) DEFAULT '' COMMENT '投诉内容',<text:line-break/> <text:s/>`fed_file` varchar(1000) DEFAULT '' COMMENT '投诉附件',<text:line-break/> <text:s/>`addtime` int(10) unsigned DEFAULT '0' COMMENT '添加时间',<text:line-break/> <text:s/>PRIMARY KEY (`id`)<text:line-break/>) ENGINE=InnoDB AUTO_INCREMENT=4 DEFAULT CHARSET=utf8;</text:p>
          </table:table-cell>
        </table:table-row>
      </table:table>
      <text:p text:style-name="P6"/>
      <text:p text:style-name="P1"/>
      <text:p text:style-name="P6">ctoc配置表（场外交易OTC）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4">CREATE TABLE `coin_task_config` (<text:line-break/> <text:s/>`id` int(11) NOT NULL AUTO_INCREMENT COMMENT 'c2c交易市场id',<text:line-break/> <text:s/>`coinname` varchar(30) COLLATE utf8_unicode_ci NOT NULL COMMENT '购买币 eg:buc',<text:line-break/> <text:s/>`currency` varchar(30) COLLATE utf8_unicode_ci NOT NULL COMMENT '交易货币 cny',<text:line-break/> <text:s/>`name` varchar(60) COLLATE utf8_unicode_ci NOT NULL DEFAULT '' COMMENT '显示名称',<text:line-break/> <text:s/>`task_free_price` tinyint(1) NOT NULL DEFAULT '0' COMMENT '是否允许用户自定义价格',<text:line-break/> <text:s/>`task_buy_price` decimal(10,2) NOT NULL DEFAULT '0.00' COMMENT '买价',<text:line-break/> <text:s/>`task_sell_price` decimal(10,2) NOT NULL DEFAULT '0.00' COMMENT '卖价',<text:line-break/> <text:s/>`task_pay_time` int(11) NOT NULL DEFAULT '0' COMMENT '默认付款期限',<text:line-break/> <text:s/>`task_min` int(11) NOT NULL DEFAULT '0' COMMENT '单笔最小交易额',<text:line-break/> <text:s/>`task_max` int(11) NOT NULL DEFAULT '0' COMMENT '单笔最大交易额',<text:line-break/> <text:s/>`is_default` tinyint(1) NOT NULL DEFAULT '0' COMMENT '是否为默认',<text:line-break/> <text:s/>`status` tinyint(1) NOT NULL DEFAULT '1' COMMENT '是否启用 1 ：启用 0：禁用',<text:line-break/> <text:s/>`allow_release_uid` text COLLATE utf8_unicode_ci COMMENT '允许发布挂单人id（,号分隔，不填代表不限制）',<text:line-break/> <text:s/>PRIMARY KEY (`id`)<text:line-break/>) ENGINE=InnoDB AUTO_INCREMENT=6 DEFAULT CHARSET=utf8 COLLATE=utf8_unicode_ci;</text:p>
          </table:table-cell>
        </table:table-row>
      </table:table>
      <text:p text:style-name="P6"/>
      <text:p text:style-name="Text_20_body"/>
      <text:p text:style-name="Table_20_Contents">ctoc商家挂单表<text:span text:style-name="T1">（场外交易OTC）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4">CREATE TABLE `coin_task` (<text:line-break/> <text:s/>`id` int(10) unsigned NOT NULL AUTO_INCREMENT COMMENT '主键',<text:line-break/> <text:s/>`user_id` int(10) unsigned DEFAULT NULL COMMENT '用户id',<text:line-break/> <text:s/>`username` varchar(64) DEFAULT '' COMMENT '用户名',<text:line-break/> <text:s/>`type` tinyint(1) unsigned DEFAULT '0' COMMENT '类型，0买入，1卖出',<text:line-break/> <text:s/>`is_fixed` tinyint(1) NOT NULL DEFAULT '1' COMMENT '是否是固定价 1:是 <text:s/>0:否（即浮动价）',<text:line-break/><text:soft-page-break/> <text:s/>`float_pct` decimal(20,8) NOT NULL DEFAULT '0.00000000' COMMENT '浮动百分比 eg. 1% 存储为 0.01',<text:line-break/> <text:s/>`market_id` int(10) NOT NULL,<text:line-break/> <text:s/>`coinname` varchar(64) DEFAULT '' COMMENT '币种名称',<text:line-break/> <text:s/>`country` varchar(64) DEFAULT '' COMMENT '国家',<text:line-break/> <text:s/>`currency` varchar(64) DEFAULT '' COMMENT '货币',<text:line-break/> <text:s/>`price` decimal(20,8) unsigned DEFAULT '0.00000000' COMMENT '单价',<text:line-break/> <text:s/>`num` decimal(20,8) unsigned DEFAULT '0.00000000' COMMENT '交易数量（总共买卖数量）',<text:line-break/> <text:s/>`num_d` decimal(20,8) unsigned DEFAULT '0.00000000' COMMENT '冻结数量',<text:line-break/> <text:s/>`pay_type` varchar(64) DEFAULT '' COMMENT '支付方式 alipay :1 wechat:2 bank:4 <text:s/>求和结果',<text:line-break/> <text:s/>`pay_banks` varchar(64) DEFAULT '' COMMENT '支付银行卡',<text:line-break/> <text:s/>`pay_time` int(10) unsigned DEFAULT '0' COMMENT '到期时间分钟',<text:line-break/> <text:s/>`min_limit` decimal(20,2) unsigned DEFAULT '0.00' COMMENT '最小限制',<text:line-break/> <text:s/>`max_limit` decimal(20,2) DEFAULT '0.00' COMMENT '最大限制',<text:line-break/> <text:s/>`trade_rule` varchar(512) DEFAULT '' COMMENT '交易规则，备注信息',<text:line-break/> <text:s/>`addtime` int(10) unsigned DEFAULT '0' COMMENT '添加时间',<text:line-break/> <text:s/>`status` tinyint(1) unsigned DEFAULT '0' COMMENT '状态 0:关闭 1:开启 2：完成',<text:line-break/> <text:s/>`is_del` tinyint(1) unsigned DEFAULT '0',<text:line-break/> <text:s/>PRIMARY KEY (`id`)<text:line-break/>) ENGINE=InnoDB AUTO_INCREMENT=6 DEFAULT CHARSET=utf8;</text:p>
          </table:table-cell>
        </table:table-row>
      </table:table>
      <text:p text:style-name="Table_20_Contents"/>
      <text:p text:style-name="Table_20_Contents"/>
      <text:p text:style-name="P6">准备对接一个第三方ctco的，目前还未上线使用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4">CREATE TABLE `coin_otc_bitmall` (<text:line-break/> <text:s/>`id` int(11) unsigned NOT NULL AUTO_INCREMENT,<text:line-break/> <text:s/>`userid` int(11) unsigned NOT NULL DEFAULT '0' COMMENT '用户Id',<text:line-break/> <text:s/>`merchant_order_no` varchar(50) DEFAULT '' COMMENT '订单编号',<text:line-break/> <text:s/>`order_no` varchar(50) DEFAULT '' COMMENT '订单编号(对接方)',<text:line-break/> <text:s/>`currency` varchar(50) DEFAULT '' COMMENT '币种名称',<text:line-break/> <text:s/>`num` decimal(20,8) unsigned NOT NULL DEFAULT '0.00000000' COMMENT '数量',<text:line-break/> <text:s/>`mum` decimal(20,8) unsigned NOT NULL DEFAULT '0.00000000' COMMENT '到账',<text:line-break/> <text:s/>`type` tinyint(3) NOT NULL DEFAULT '0' COMMENT '类型1买,2卖',<text:line-break/> <text:s/>`status` tinyint(3) NOT NULL DEFAULT '0' COMMENT '0交易中,1交易成功，2用户主动交易取消，3支付超时取消，4仲裁取消',<text:line-break/> <text:s/>`callback_time` int(11) DEFAULT '0' COMMENT '回调时间',<text:line-break/> <text:s/>`addtime` int(11) unsigned NOT NULL DEFAULT '0' COMMENT '时间',<text:line-break/> <text:s/>PRIMARY KEY (`id`),<text:line-break/> <text:s/>UNIQUE KEY `idx_order_id` (`merchant_order_no`)<text:line-break/><text:soft-page-break/>) ENGINE=InnoDB AUTO_INCREMENT=39 DEFAULT CHARSET=utf8;</text:p>
          </table:table-cell>
        </table:table-row>
      </table:table>
      <text:p text:style-name="P6"/>
      <text:p text:style-name="P1"/>
      <text:p text:style-name="P6">Ctoc商家根用户聊天记录表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P4">CREATE TABLE `coin_chat` (<text:line-break/> <text:s/>`id` int(11) unsigned NOT NULL AUTO_INCREMENT,<text:line-break/> <text:s/>`userid` varchar(20) NOT NULL,<text:line-break/> <text:s/>`username` varchar(255) NOT NULL,<text:line-break/> <text:s/>`orderid` char(15) DEFAULT NULL,<text:line-break/> <text:s/>`content` varchar(255) NOT NULL,<text:line-break/> <text:s/>`sort` int(11) unsigned NOT NULL,<text:line-break/> <text:s/>`addtime` int(11) unsigned NOT NULL,<text:line-break/> <text:s/>`endtime` int(11) unsigned NOT NULL,<text:line-break/> <text:s/>`status` tinyint(4) NOT NULL,<text:line-break/> <text:s/>PRIMARY KEY (`id`),<text:line-break/> <text:s/>KEY `status` (`status`),<text:line-break/> <text:s/>KEY `userid` (`userid`)<text:line-break/>) ENGINE=InnoDB AUTO_INCREMENT=5 DEFAULT CHARSET=utf8 ROW_FORMAT=DYNAMIC COMMENT='文字聊天表';</text:p>
          </table:table-cell>
        </table:table-row>
      </table:table>
      <text:p text:style-name="P6"/>
      <text:p text:style-name="P1"/>
      <text:h text:style-name="Heading_20_3" text:outline-level="3">Other</text:h>
      <text:p text:style-name="Text_20_body"/>
      <text:p text:style-name="Table_20_Contents"/>
      <text:p text:style-name="Text_20_body"/>
      <text:p text:style-name="Table_20_Contents">全站基础配置表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4">CREATE TABLE `coin_config` (<text:line-break/> <text:s/>`id` int(11) unsigned NOT NULL AUTO_INCREMENT,<text:line-break/> <text:s/>`footer_logo` varchar(200) NOT NULL COMMENT ' ',<text:line-break/> <text:s/>`huafei_zidong` varchar(200) NOT NULL COMMENT '名称',<text:line-break/> <text:s/>`kefu` varchar(200) NOT NULL,<text:line-break/> <text:s/>`huafei_openid` varchar(200) NOT NULL COMMENT '名称',<text:line-break/> <text:s/>`huafei_appkey` varchar(200) NOT NULL COMMENT '名称',<text:line-break/> <text:s/>`index_lejimum` varchar(200) NOT NULL COMMENT '设置',<text:line-break/> <text:s/>`login_verify` varchar(200) NOT NULL COMMENT '设置',<text:line-break/><text:soft-page-break/> <text:s/>`fee_meitian` varchar(200) NOT NULL COMMENT '设置',<text:line-break/> <text:s/>`top_name` varchar(200) NOT NULL COMMENT '设置',<text:line-break/> <text:s/>`web_name` varchar(200) NOT NULL,<text:line-break/> <text:s/>`web_title` varchar(200) NOT NULL,<text:line-break/> <text:s/>`web_logo` varchar(200) NOT NULL,<text:line-break/> <text:s/>`web_llogo_small` varchar(200) NOT NULL,<text:line-break/> <text:s/>`web_keywords` text NOT NULL,<text:line-break/> <text:s/>`web_description` text NOT NULL,<text:line-break/> <text:s/>`web_close` text NOT NULL,<text:line-break/> <text:s/>`web_close_cause` text NOT NULL,<text:line-break/> <text:s/>`web_icp` text NOT NULL,<text:line-break/> <text:s/>`web_cnzz` text NOT NULL,<text:line-break/> <text:s/>`web_ren` text NOT NULL,<text:line-break/> <text:s/>`web_reg` text NOT NULL,<text:line-break/> <text:s/>`market_mr` text NOT NULL,<text:line-break/> <text:s/>`xnb_mr` text NOT NULL,<text:line-break/> <text:s/>`rmb_mr` text NOT NULL,<text:line-break/> <text:s/>`web_waring` text NOT NULL,<text:line-break/> <text:s/>`moble_type` text NOT NULL,<text:line-break/> <text:s/>`moble_url` text NOT NULL,<text:line-break/> <text:s/>`moble_user` text NOT NULL,<text:line-break/> <text:s/>`moble_pwd` text NOT NULL,<text:line-break/> <text:s/>`moble_pwd_int` text NOT NULL,<text:line-break/> <text:s/>`moble_user_int` text NOT NULL,<text:line-break/> <text:s/>`contact_moble` text NOT NULL,<text:line-break/> <text:s/>`contact_weibo` text NOT NULL,<text:line-break/> <text:s/>`contact_tqq` text NOT NULL,<text:line-break/> <text:s/>`contact_qq` text NOT NULL,<text:line-break/> <text:s/>`contact_qqun` text NOT NULL,<text:line-break/> <text:s/>`contact_weixin` text NOT NULL,<text:line-break/> <text:s/>`contact_weixin_img` text NOT NULL,<text:line-break/> <text:s/>`contact_email` text NOT NULL,<text:line-break/> <text:s/>`contact_alipay` text NOT NULL,<text:line-break/> <text:s/>`contact_alipay_img` text NOT NULL,<text:line-break/> <text:s/>`contact_bank` text NOT NULL,<text:line-break/> <text:s/>`user_truename` text NOT NULL,<text:line-break/> <text:s/>`user_moble` text NOT NULL,<text:line-break/> <text:s/>`user_alipay` text NOT NULL,<text:line-break/> <text:s/>`user_bank` text NOT NULL,<text:line-break/> <text:s/>`user_text_truename` text NOT NULL,<text:line-break/><text:soft-page-break/> <text:s/>`user_text_moble` text NOT NULL,<text:line-break/> <text:s/>`user_text_alipay` text NOT NULL,<text:line-break/> <text:s/>`user_text_bank` text NOT NULL,<text:line-break/> <text:s/>`user_text_log` text NOT NULL,<text:line-break/> <text:s/>`user_text_password` text NOT NULL,<text:line-break/> <text:s/>`user_text_paypassword` text NOT NULL,<text:line-break/> <text:s/>`mytx_min` text NOT NULL,<text:line-break/> <text:s/>`mytx_max` text NOT NULL,<text:line-break/> <text:s/>`mytx_bei` text NOT NULL,<text:line-break/> <text:s/>`mytx_coin` text NOT NULL,<text:line-break/> <text:s/>`mytx_fee` text NOT NULL,<text:line-break/> <text:s/>`trade_min` text NOT NULL,<text:line-break/> <text:s/>`trade_max` text NOT NULL,<text:line-break/> <text:s/>`trade_limit` text NOT NULL,<text:line-break/> <text:s/>`trade_text_log` text NOT NULL,<text:line-break/> <text:s/>`issue_ci` text NOT NULL,<text:line-break/> <text:s/>`issue_jian` text NOT NULL,<text:line-break/> <text:s/>`issue_min` text NOT NULL,<text:line-break/> <text:s/>`issue_max` text NOT NULL,<text:line-break/> <text:s/>`money_min` text NOT NULL,<text:line-break/> <text:s/>`money_max` text NOT NULL,<text:line-break/> <text:s/>`money_bei` text NOT NULL,<text:line-break/> <text:s/>`money_text_index` text NOT NULL,<text:line-break/> <text:s/>`money_text_log` text NOT NULL,<text:line-break/> <text:s/>`money_text_type` text NOT NULL,<text:line-break/> <text:s/>`invit_type` text NOT NULL,<text:line-break/> <text:s/>`invit_fee1` text NOT NULL,<text:line-break/> <text:s/>`invit_fee2` text NOT NULL,<text:line-break/> <text:s/>`invit_fee3` text NOT NULL,<text:line-break/> <text:s/>`invit_text_txt` text NOT NULL,<text:line-break/> <text:s/>`invit_text_log` text NOT NULL,<text:line-break/> <text:s/>`index_notice_1` text NOT NULL,<text:line-break/> <text:s/>`index_notice_11` text NOT NULL,<text:line-break/> <text:s/>`index_notice_2` text NOT NULL,<text:line-break/> <text:s/>`index_notice_22` text NOT NULL,<text:line-break/> <text:s/>`index_notice_3` text NOT NULL,<text:line-break/> <text:s/>`index_notice_33` text NOT NULL,<text:line-break/> <text:s/>`index_notice_4` text NOT NULL,<text:line-break/> <text:s/>`index_notice_44` text NOT NULL,<text:line-break/> <text:s/>`text_footer` text NOT NULL,<text:line-break/><text:soft-page-break/> <text:s/>`shop_text_index` text NOT NULL,<text:line-break/> <text:s/>`shop_text_log` text NOT NULL,<text:line-break/> <text:s/>`shop_text_addr` text NOT NULL,<text:line-break/> <text:s/>`shop_text_view` text NOT NULL,<text:line-break/> <text:s/>`huafei_text_index` text NOT NULL,<text:line-break/> <text:s/>`huafei_text_log` text NOT NULL,<text:line-break/> <text:s/>`addtime` int(11) unsigned NOT NULL,<text:line-break/> <text:s/>`status` int(4) NOT NULL,<text:line-break/> <text:s/>`shop_coin` varchar(200) NOT NULL COMMENT '计算方式',<text:line-break/> <text:s/>`shop_logo` varchar(200) NOT NULL COMMENT '商城LOGO',<text:line-break/> <text:s/>`shop_login` varchar(200) NOT NULL COMMENT '是否要登陆',<text:line-break/> <text:s/>`index_html` varchar(50) DEFAULT NULL,<text:line-break/> <text:s/>`trade_hangqing` varchar(50) DEFAULT NULL,<text:line-break/> <text:s/>`trade_moshi` varchar(50) DEFAULT NULL,<text:line-break/> <text:s/>`task_buy_price` decimal(10,2) DEFAULT NULL,<text:line-break/> <text:s/>`task_sell_price` decimal(10,2) DEFAULT NULL,<text:line-break/> <text:s/>`company_name` varchar(200) DEFAULT '',<text:line-break/> <text:s/>`company_addr` varchar(200) DEFAULT '',<text:line-break/> <text:s/>`app_version` varchar(200) DEFAULT '',<text:line-break/> <text:s/>`app_version_code` varchar(30) DEFAULT NULL COMMENT 'app版本号数（Android使用）',<text:line-break/> <text:s/>`login_verify_sms` tinyint(1) DEFAULT '0' COMMENT '是否短信验证登录 1 需要 <text:s/>0 不需要',<text:line-break/> <text:s/>`login_limit_num` int(10) DEFAULT '1' COMMENT '登录错误限制次数',<text:line-break/> <text:s/>`login_limit_time` int(10) DEFAULT '60' COMMENT '登录限制，禁止登录时间 单位 秒',<text:line-break/> <text:s/>`chart_config` text COMMENT '图表配置',<text:line-break/> <text:s/>`login_keep_time` int(11) DEFAULT '1' COMMENT '用户保持登录时常（单位小时）',<text:line-break/> <text:s/>PRIMARY KEY (`id`)<text:line-break/>) ENGINE=InnoDB AUTO_INCREMENT=2 DEFAULT CHARSET=utf8 ROW_FORMAT=DYNAMIC COMMENT='系统配置表';</text:p>
          </table:table-cell>
        </table:table-row>
      </table:table>
      <text:p text:style-name="Table_20_Contents"/>
      <text:p text:style-name="Text_20_body"/>
      <text:p text:style-name="Table_20_Contents">其他配置表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4">CREATE TABLE `coin_config_other` (<text:line-break/> <text:s/>`id` int(11) NOT NULL AUTO_INCREMENT,<text:line-break/> <text:s/>`type` varchar(60) DEFAULT 'about_us' COMMENT '类型 ''about_us'' 关于我们',<text:line-break/> <text:s/>`name` varchar(300) DEFAULT NULL COMMENT '显示名称',<text:line-break/> <text:s/>`data_1` varchar(600) DEFAULT NULL COMMENT '数据1',<text:line-break/> <text:s/>`data_2` varchar(600) DEFAULT NULL COMMENT '数据2',<text:line-break/> <text:s/>`data_3` varchar(600) DEFAULT NULL COMMENT '数据3',<text:line-break/><text:soft-page-break/> <text:s/>`data` text COMMENT '其他配置数据(序列化)',<text:line-break/> <text:s/>`status` tinyint(1) NOT NULL DEFAULT '1' COMMENT '状态 1：正常 0：禁用',<text:line-break/> <text:s/>`is_edit` tinyint(3) NOT NULL DEFAULT '0' COMMENT '是否后台编辑',<text:line-break/> <text:s/>PRIMARY KEY (`id`)<text:line-break/>) ENGINE=InnoDB AUTO_INCREMENT=13 DEFAULT CHARSET=utf8;</text:p>
          </table:table-cell>
        </table:table-row>
      </table:table>
      <text:p text:style-name="Table_20_Contents"/>
      <text:p text:style-name="Text_20_body"/>
      <text:p text:style-name="Text_20_body"/>
      <text:p text:style-name="Table_20_Contents">全球指数币种配置表，用于手机app首页的全球指数展示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">CREATE TABLE `coin_global_indexs` (<text:line-break/> <text:s/>`id` int(11) NOT NULL AUTO_INCREMENT,<text:line-break/> <text:s/>`coin_name` varchar(60) NOT NULL,<text:line-break/> <text:s/>`full_name` varchar(90) NOT NULL DEFAULT '',<text:line-break/> <text:s/>`img` varchar(300) NOT NULL DEFAULT '' COMMENT '图片地址',<text:line-break/> <text:s/>`app_img` varchar(300) NOT NULL DEFAULT '' COMMENT '手机图片',<text:line-break/> <text:s/>`status` tinyint(1) NOT NULL DEFAULT '1' COMMENT '状态 1 ：正常 <text:s/>0 ：禁用',<text:line-break/> <text:s/>PRIMARY KEY (`id`)<text:line-break/>) ENGINE=InnoDB AUTO_INCREMENT=3 DEFAULT CHARSET=utf8 COMMENT='全球指数币种配置表';</text:p>
          </table:table-cell>
        </table:table-row>
      </table:table>
      <text:p text:style-name="Table_20_Contents"/>
      <text:p text:style-name="Text_20_body"/>
      <text:p text:style-name="Table_20_Contents">碎片位置数据，用于首页，app等一些地方做广告数据等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4">CREATE TABLE `coin_shard` (<text:line-break/> <text:s/>`id` int(11) NOT NULL AUTO_INCREMENT COMMENT '碎片id',<text:line-break/> <text:s/>`name` varchar(200) DEFAULT NULL COMMENT '碎片位置名称',<text:line-break/> <text:s/>`sort` int(11) DEFAULT NULL COMMENT '排序，越小越靠前',<text:line-break/> <text:s/>`note` varchar(300) DEFAULT NULL COMMENT '备注信息',<text:line-break/> <text:s/>`status` tinyint(1) DEFAULT '1' COMMENT '状态 1 正常 <text:s/>0 <text:s/>禁用',<text:line-break/> <text:s/>PRIMARY KEY (`id`)<text:line-break/>) ENGINE=InnoDB AUTO_INCREMENT=3 DEFAULT CHARSET=utf8mb4 COMMENT='碎片表（特定位置的广告，运营数据）';</text:p>
          </table:table-cell>
        </table:table-row>
      </table:table>
      <text:p text:style-name="P1"/>
      <text:p text:style-name="Text_20_body"/>
      <text:p text:style-name="Table_20_Contents">碎片位置对应具体数据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4">CREATE TABLE `coin_shard_data` (<text:line-break/><text:soft-page-break/> <text:s/>`id` int(11) NOT NULL AUTO_INCREMENT,<text:line-break/> <text:s/>`shard_id` int(11) DEFAULT NULL COMMENT '所属碎片id',<text:line-break/> <text:s/>`title` varchar(300) DEFAULT NULL COMMENT '文字标题',<text:line-break/> <text:s/>`content` text COMMENT '内容',<text:line-break/> <text:s/>`img` varchar(300) DEFAULT NULL COMMENT '图片地址',<text:line-break/> <text:s/>`url` varchar(300) DEFAULT NULL COMMENT '跳转地址',<text:line-break/> <text:s/>`lang` varchar(30) DEFAULT NULL COMMENT '所属语言类型 <text:s/>eg zh_cn , en_us',<text:line-break/> <text:s/>`sort` int(11) DEFAULT NULL COMMENT '排序，越小越靠前',<text:line-break/> <text:s/>`data_1` varchar(300) DEFAULT NULL COMMENT '扩展字段1',<text:line-break/> <text:s/>`data_2` varchar(300) DEFAULT NULL COMMENT '扩展字段2',<text:line-break/> <text:s/>PRIMARY KEY (`id`),<text:line-break/> <text:s/>KEY `shard_id_lang` (`shard_id`,`lang`) USING BTREE<text:line-break/>) ENGINE=InnoDB AUTO_INCREMENT=10 DEFAULT CHARSET=utf8mb4 COMMENT='碎片具体数据';</text:p>
          </table:table-cell>
        </table:table-row>
      </table:table>
      <text:p text:style-name="Table_20_Contents"/>
      <text:p text:style-name="Table_20_Contents"/>
      <text:p text:style-name="Table_20_Contents"/>
      <text:p text:style-name="Table_20_Contents"/>
      <text:p text:style-name="Table_20_Contents">文字提示表（用于一些前端提示显示）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4">CREATE TABLE `coin_text` (<text:line-break/> <text:s/>`id` int(11) unsigned NOT NULL AUTO_INCREMENT,<text:line-break/> <text:s/>`name` varchar(255) NOT NULL DEFAULT '',<text:line-break/> <text:s/>`title` varchar(255) NOT NULL DEFAULT '',<text:line-break/> <text:s/>`content` text NOT NULL,<text:line-break/> <text:s/>`sort` int(11) unsigned NOT NULL DEFAULT '0',<text:line-break/> <text:s/>`addtime` int(11) unsigned NOT NULL DEFAULT '0',<text:line-break/> <text:s/>`endtime` int(11) unsigned NOT NULL DEFAULT '0',<text:line-break/> <text:s/>`status` tinyint(4) NOT NULL DEFAULT '0',<text:line-break/> <text:s/>PRIMARY KEY (`id`),<text:line-break/> <text:s/>KEY `status` (`status`),<text:line-break/> <text:s/>KEY `name` (`name`)<text:line-break/>) ENGINE=InnoDB AUTO_INCREMENT=58 DEFAULT CHARSET=utf8 ROW_FORMAT=DYNAMIC;</text:p>
          </table:table-cell>
        </table:table-row>
      </table:table>
      <text:p text:style-name="Table_20_Contents"/>
      <text:p text:style-name="Text_20_body"/>
      <text:p text:style-name="P1"/>
      <text:p text:style-name="P6">兑换券表（搞活动送币等）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">CREATE TABLE `coin_ticket_coupon` (<text:line-break/><text:soft-page-break/> <text:s/>`code` varchar(50) NOT NULL COMMENT '唯一SN',<text:line-break/> <text:s/>`type` varchar(20) NOT NULL DEFAULT 'coin' COMMENT '类型 coin:虚拟币 currency:货币',<text:line-break/> <text:s/>`tmp_id` int(11) NOT NULL DEFAULT '0' COMMENT '对应模板ID',<text:line-break/> <text:s/>`coin_id` int(11) NOT NULL DEFAULT '0' COMMENT '币种ID',<text:line-break/> <text:s/>`issuer_id` int(11) NOT NULL DEFAULT '0' COMMENT '发行者ID',<text:line-break/> <text:s/>`receive_id` int(11) NOT NULL DEFAULT '0' COMMENT '接收者ID',<text:line-break/> <text:s/>`amount` decimal(20,8) NOT NULL DEFAULT '0.00000000' COMMENT '金额',<text:line-break/> <text:s/>`status` tinyint(1) NOT NULL DEFAULT '1' COMMENT '状态 2:已使用 1:已发放 0:未发放 -1:已回收 -2:已禁用',<text:line-break/> <text:s/>`used_time` int(11) NOT NULL DEFAULT '0' COMMENT '使用时间',<text:line-break/> <text:s/>`recycled_time` int(11) NOT NULL DEFAULT '0' COMMENT '回收时间',<text:line-break/> <text:s/>`received_time` int(11) NOT NULL DEFAULT '0' COMMENT '接收时间',<text:line-break/> <text:s/>`created` int(11) NOT NULL DEFAULT '0' COMMENT '创建时间(发行时间)',<text:line-break/> <text:s/>`updated` int(11) NOT NULL DEFAULT '0' COMMENT '修改时间',<text:line-break/> <text:s/>`rule_ext` text COMMENT '独立于模板的限定规则及拓展数据(有效起止时间等相关信息) 序列化数组',<text:line-break/> <text:s/>PRIMARY KEY (`code`),<text:line-break/> <text:s/>KEY `idx_ticket_coupon` (`tmp_id`,`receive_id`,`issuer_id`,`status`) USING BTREE<text:line-break/>) ENGINE=InnoDB DEFAULT CHARSET=utf8 COMMENT='优惠券实体';</text:p>
          </table:table-cell>
        </table:table-row>
      </table:table>
      <text:p text:style-name="P6"/>
      <text:p text:style-name="P1"/>
      <text:p text:style-name="P6">兑换券模板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4">CREATE TABLE `coin_ticket_template` (<text:line-break/> <text:s/>`id` int(11) NOT NULL AUTO_INCREMENT,<text:line-break/> <text:s/>`type` varchar(10) DEFAULT 'ticket' COMMENT '类型 coupon:优惠券 ticket:票',<text:line-break/> <text:s/>`title` varchar(200) DEFAULT NULL COMMENT '显示名称',<text:line-break/> <text:s/>`content` varchar(300) DEFAULT NULL COMMENT '内容描述',<text:line-break/> <text:s/>`ico` varchar(300) DEFAULT NULL COMMENT '图标',<text:line-break/> <text:s/>`url` varchar(600) DEFAULT NULL COMMENT '跳转地址',<text:line-break/> <text:s/>`rule_ext` text COMMENT '限定规则及拓展数据 序列化数组',<text:line-break/> <text:s/>`status` tinyint(1) NOT NULL DEFAULT '0' COMMENT '状态 0:正常 -1:禁用',<text:line-break/> <text:s/>`created` int(11) NOT NULL DEFAULT '0' COMMENT '创建时间戳',<text:line-break/> <text:s/>`updated` int(11) NOT NULL DEFAULT '0' COMMENT '修改时间戳',<text:line-break/> <text:s/>PRIMARY KEY (`id`),<text:line-break/> <text:s/>KEY `idx_ticket_template` (`type`,`title`,`url`(255),`status`) USING BTREE<text:line-break/>) ENGINE=InnoDB DEFAULT CHARSET=utf8 COMMENT='票券模板'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0T09:58:49.27</meta:creation-date>
    <dc:date>2019-10-21T10:41:27.45</dc:date>
    <meta:editing-duration>PT2H42M37S</meta:editing-duration>
    <meta:editing-cycles>17</meta:editing-cycles>
    <meta:generator>OpenOffice/4.1.6$Win32 OpenOffice.org_project/416m1$Build-9790</meta:generator>
    <meta:document-statistic meta:table-count="73" meta:image-count="0" meta:object-count="0" meta:page-count="46" meta:paragraph-count="158" meta:word-count="12557" meta:character-count="67881"/>
  </office:meta>
</office:document-meta>
</file>